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04mm"/>
    </style:style>
    <style:style style:name="co3" style:family="table-column">
      <style:table-column-properties fo:break-before="auto" style:column-width="10.05mm"/>
    </style:style>
    <style:style style:name="co12" style:family="table-column">
      <style:table-column-properties fo:break-before="auto" style:column-width="76.85mm"/>
    </style:style>
    <style:style style:name="co5" style:family="table-column">
      <style:table-column-properties fo:break-before="auto" style:column-width="29.47mm"/>
    </style:style>
    <style:style style:name="co6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66.52mm"/>
    </style:style>
    <style:style style:name="co9" style:family="table-column">
      <style:table-column-properties fo:break-before="auto" style:column-width="27.69mm"/>
    </style:style>
    <style:style style:name="co10" style:family="table-column">
      <style:table-column-properties fo:break-before="auto" style:column-width="45.33mm"/>
    </style:style>
    <style:style style:name="co11" style:family="table-column">
      <style:table-column-properties fo:break-before="auto" style:column-width="69.8mm"/>
    </style:style>
    <style:style style:name="co13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7" style:family="table-cell" style:parent-style-name="Heading">
      <style:table-cell-properties style:vertical-align="middle"/>
      <style:text-properties style:text-position=""/>
    </style:style>
    <style:style style:name="ce48" style:family="table-cell" style:parent-style-name="Section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vertical-align="middle"/>
      <style:text-properties style:text-position=""/>
    </style:style>
    <style:style style:name="ce50" style:family="table-cell" style:parent-style-name="Section">
      <style:table-cell-properties style:vertical-align="middle"/>
      <style:paragraph-properties fo:margin-left="0mm"/>
      <style:text-properties style:text-position=""/>
    </style:style>
    <style:style style:name="ce51" style:family="table-cell" style:parent-style-name="Section">
      <style:table-cell-properties style:vertical-align="middle"/>
      <style:text-properties style:text-position=""/>
    </style:style>
    <style:style style:name="ce52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position=""/>
    </style:style>
    <style:style style:name="ce53" style:family="table-cell" style:parent-style-name="Heading">
      <style:table-cell-properties style:vertical-align="middle"/>
      <style:text-properties style:text-position="" style:font-weight-complex="normal"/>
    </style:style>
    <style:style style:name="ce5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position="" style:font-weight-complex="normal"/>
    </style:style>
    <style:style style:name="ce55" style:family="table-cell" style:parent-style-name="Default" style:data-style-name="N2">
      <style:table-cell-properties style:vertical-align="middle"/>
      <style:text-properties style:text-position=""/>
    </style:style>
    <style:style style:name="ce56" style:family="table-cell" style:parent-style-name="Default" style:data-style-name="N126">
      <style:table-cell-properties style:vertical-align="middle"/>
      <style:text-properties style:text-position=""/>
    </style:style>
    <style:style style:name="ce57" style:family="table-cell" style:parent-style-name="Default" style:data-style-name="N1">
      <style:table-cell-properties style:vertical-align="middle"/>
      <style:text-properties style:text-position=""/>
    </style:style>
    <style:style style:name="ce58" style:family="table-cell" style:parent-style-name="Default" style:data-style-name="N127">
      <style:table-cell-properties style:vertical-align="middle"/>
      <style:text-properties style:text-position=""/>
    </style:style>
    <style:style style:name="ce59" style:family="table-cell" style:parent-style-name="Default" style:data-style-name="N61">
      <style:table-cell-properties style:vertical-align="middle"/>
      <style:text-properties style:text-position=""/>
    </style:style>
    <style:style style:name="ce60" style:family="table-cell" style:parent-style-name="Default" style:data-style-name="N11">
      <style:table-cell-properties style:vertical-align="middle"/>
      <style:text-properties style:text-position=""/>
    </style:style>
    <style:style style:name="ce61" style:family="table-cell" style:parent-style-name="Default" style:data-style-name="N114">
      <style:table-cell-properties style:vertical-align="middle"/>
      <style:text-properties style:text-position=""/>
    </style:style>
    <style:style style:name="ce90" style:family="table-cell" style:parent-style-name="Heading">
      <style:table-cell-properties fo:wrap-option="wrap"/>
      <style:text-properties style:text-position=""/>
    </style:style>
    <style:style style:name="ce91" style:family="table-cell" style:parent-style-name="Default">
      <style:table-cell-properties fo:wrap-option="wrap"/>
      <style:text-properties style:text-position=""/>
    </style:style>
    <style:style style:name="ce92" style:family="table-cell" style:parent-style-name="Section">
      <style:table-cell-properties fo:wrap-option="wrap"/>
      <style:text-properties style:text-position=""/>
    </style:style>
    <style:style style:name="ce19" style:family="table-cell" style:parent-style-name="Heading">
      <style:table-cell-properties style:vertical-align="middle"/>
    </style:style>
    <style:style style:name="ce20" style:family="table-cell" style:parent-style-name="Section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Section">
      <style:table-cell-properties style:vertical-align="middle"/>
      <style:paragraph-properties fo:margin-left="0mm"/>
    </style:style>
    <style:style style:name="ce23" style:family="table-cell" style:parent-style-name="Section">
      <style:table-cell-properties style:vertical-align="middle"/>
    </style:style>
    <style:style style:name="ce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5" style:family="table-cell" style:parent-style-name="Heading">
      <style:table-cell-properties style:vertical-align="middle"/>
      <style:text-properties style:font-weight-complex="normal"/>
    </style:style>
    <style:style style:name="ce2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weight-complex="normal"/>
    </style:style>
    <style:style style:name="ce27" style:family="table-cell" style:parent-style-name="Default" style:data-style-name="N2">
      <style:table-cell-properties style:vertical-align="middle"/>
    </style:style>
    <style:style style:name="ce28" style:family="table-cell" style:parent-style-name="Default" style:data-style-name="N126">
      <style:table-cell-properties style:vertical-align="middle"/>
    </style:style>
    <style:style style:name="ce29" style:family="table-cell" style:parent-style-name="Default" style:data-style-name="N1">
      <style:table-cell-properties style:vertical-align="middle"/>
    </style:style>
    <style:style style:name="ce30" style:family="table-cell" style:parent-style-name="Default" style:data-style-name="N127">
      <style:table-cell-properties style:vertical-align="middle"/>
    </style:style>
    <style:style style:name="ce31" style:family="table-cell" style:parent-style-name="Default" style:data-style-name="N61">
      <style:table-cell-properties style:vertical-align="middle"/>
    </style:style>
    <style:style style:name="ce32" style:family="table-cell" style:parent-style-name="Default" style:data-style-name="N11">
      <style:table-cell-properties style:vertical-align="middle"/>
    </style:style>
    <style:style style:name="ce33" style:family="table-cell" style:parent-style-name="Default" style:data-style-name="N114">
      <style:table-cell-properties style:vertical-align="middle"/>
    </style:style>
    <style:style style:name="ce34" style:family="table-cell" style:parent-style-name="Heading">
      <style:table-cell-properties fo:wrap-option="wrap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Section">
      <style:table-cell-properties fo:wrap-option="wrap"/>
    </style:style>
    <style:style style:name="ce37" style:family="table-cell" style:parent-style-name="Default">
      <style:table-cell-properties style:vertical-align="middle"/>
      <style:text-properties style:font-name="Inconsolata" style:font-name-asian="IPAゴシック" style:font-name-complex="Lohit Hindi"/>
    </style:style>
    <style:style style:name="ce38" style:family="table-cell" style:parent-style-name="Default" style:data-style-name="N122">
      <style:table-cell-properties style:vertical-align="middle"/>
    </style:style>
    <style:style style:name="ce39" style:family="table-cell" style:parent-style-name="Default" style:data-style-name="N123">
      <style:table-cell-properties style:vertical-align="middle"/>
    </style:style>
    <style:style style:name="ce40" style:family="table-cell" style:parent-style-name="Default" style:data-style-name="N126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41" style:family="table-cell" style:parent-style-name="Default" style:data-style-name="N61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42" style:family="table-cell" style:parent-style-name="Default" style:data-style-name="N61">
      <style:table-cell-properties style:vertical-align="middle"/>
      <style:map style:condition="is-true-formula(ABS([共通.D8])&lt;=ABS([共通.C8]))" style:apply-style-name="Safe" style:base-cell-address="共通.D8"/>
      <style:map style:condition="is-true-formula(ABS([共通.D8]) &gt; ABS([共通.C8]))" style:apply-style-name="Exceeded" style:base-cell-address="共通.D8"/>
    </style:style>
    <style:style style:name="ce43" style:family="table-cell" style:parent-style-name="Default" style:data-style-name="N126">
      <style:table-cell-properties style:vertical-align="middle"/>
      <style:map style:condition="is-true-formula(ABS([共通.D11])&lt;=ABS([共通.C11]))" style:apply-style-name="Safe" style:base-cell-address="共通.D11"/>
      <style:map style:condition="is-true-formula(ABS([共通.D11]) &gt; ABS([共通.C11]))" style:apply-style-name="Exceeded" style:base-cell-address="共通.D11"/>
    </style:style>
    <style:style style:name="ce44" style:family="table-cell" style:parent-style-name="Default" style:data-style-name="N126">
      <style:table-cell-properties style:vertical-align="middle"/>
      <style:map style:condition="is-true-formula(ABS([共通.D14])&lt;=ABS([共通.C14]))" style:apply-style-name="Safe" style:base-cell-address="共通.D14"/>
      <style:map style:condition="is-true-formula(ABS([共通.D14]) &gt; ABS([共通.C14]))" style:apply-style-name="Exceeded" style:base-cell-address="共通.D14"/>
    </style:style>
    <style:style style:name="ce45" style:family="table-cell" style:parent-style-name="Default" style:data-style-name="N2">
      <style:table-cell-properties style:vertical-align="middle"/>
      <style:map style:condition="is-true-formula(ABS([共通.D17])&lt;=ABS([共通.C17]))" style:apply-style-name="Safe" style:base-cell-address="共通.D17"/>
      <style:map style:condition="is-true-formula(ABS([共通.D17]) &gt; ABS([共通.C17]))" style:apply-style-name="Exceeded" style:base-cell-address="共通.D17"/>
    </style:style>
    <style:style style:name="ce46" style:family="table-cell" style:parent-style-name="Default" style:data-style-name="N3">
      <style:table-cell-properties style:vertical-align="middle"/>
      <style:map style:condition="is-true-formula(ABS([共通.D20])&lt;=ABS([共通.C20]))" style:apply-style-name="Safe" style:base-cell-address="共通.D20"/>
      <style:map style:condition="is-true-formula(ABS([共通.D20]) &gt; ABS([共通.C20]))" style:apply-style-name="Exceeded" style:base-cell-address="共通.D20"/>
    </style:style>
    <style:style style:name="ce62" style:family="table-cell" style:parent-style-name="Default" style:data-style-name="N130">
      <style:table-cell-properties style:vertical-align="middle"/>
      <style:map style:condition="is-true-formula(ABS([共通.D21])&lt;=ABS([共通.C21]))" style:apply-style-name="Safe" style:base-cell-address="共通.D21"/>
      <style:map style:condition="is-true-formula(ABS([共通.D21]) &gt; ABS([共通.C21]))" style:apply-style-name="Exceeded" style:base-cell-address="共通.D21"/>
    </style:style>
    <style:style style:name="ce63" style:family="table-cell" style:parent-style-name="Default" style:data-style-name="N1">
      <style:table-cell-properties style:vertical-align="middle"/>
      <style:map style:condition="is-true-formula(ABS([共通.D24])&lt;=ABS([共通.C24]))" style:apply-style-name="Safe" style:base-cell-address="共通.D24"/>
      <style:map style:condition="is-true-formula(ABS([共通.D24]) &gt; ABS([共通.C24]))" style:apply-style-name="Exceeded" style:base-cell-address="共通.D24"/>
    </style:style>
    <style:style style:name="ce64" style:family="table-cell" style:parent-style-name="Default" style:data-style-name="N11">
      <style:table-cell-properties style:vertical-align="middle"/>
      <style:map style:condition="is-true-formula(ABS([共通.D28])&lt;=ABS([共通.C28]))" style:apply-style-name="Safe" style:base-cell-address="共通.D28"/>
      <style:map style:condition="is-true-formula(ABS([共通.D28]) &gt; ABS([共通.C28]))" style:apply-style-name="Exceeded" style:base-cell-address="共通.D28"/>
    </style:style>
    <style:style style:name="ce65" style:family="table-cell" style:parent-style-name="Default" style:data-style-name="N1">
      <style:table-cell-properties style:vertical-align="middle"/>
      <style:map style:condition="is-true-formula(ABS([共通.D35])&lt;=ABS([共通.C35]))" style:apply-style-name="Safe" style:base-cell-address="共通.D35"/>
      <style:map style:condition="is-true-formula(ABS([共通.D35]) &gt; ABS([共通.C35]))" style:apply-style-name="Exceeded" style:base-cell-address="共通.D35"/>
    </style:style>
    <style:style style:name="ce66" style:family="table-cell" style:parent-style-name="Default" style:data-style-name="N1">
      <style:table-cell-properties style:vertical-align="middle"/>
      <style:map style:condition="is-true-formula(ABS([共通.D36])&lt;=ABS([共通.C36]))" style:apply-style-name="Safe" style:base-cell-address="共通.D36"/>
      <style:map style:condition="is-true-formula(ABS([共通.D36]) &gt; ABS([共通.C36]))" style:apply-style-name="Exceeded" style:base-cell-address="共通.D36"/>
    </style:style>
    <style:style style:name="ce67" style:family="table-cell" style:parent-style-name="Default" style:data-style-name="N61">
      <style:table-cell-properties style:vertical-align="middle"/>
      <style:map style:condition="is-true-formula(ABS([共通.D43])&lt;=ABS([共通.C43]))" style:apply-style-name="Safe" style:base-cell-address="共通.D43"/>
      <style:map style:condition="is-true-formula(ABS([共通.D43]) &gt; ABS([共通.C43]))" style:apply-style-name="Exceeded" style:base-cell-address="共通.D43"/>
    </style:style>
    <style:style style:name="ce68" style:family="table-cell" style:parent-style-name="Default" style:data-style-name="N126">
      <style:table-cell-properties style:vertical-align="middle"/>
      <style:map style:condition="is-true-formula(ABS([共通.D43])&lt;=ABS([共通.C43]))" style:apply-style-name="Safe" style:base-cell-address="共通.D43"/>
      <style:map style:condition="is-true-formula(ABS([共通.D43]) &gt; ABS([共通.C43]))" style:apply-style-name="Exceeded" style:base-cell-address="共通.D43"/>
    </style:style>
    <style:style style:name="ce69" style:family="table-cell" style:parent-style-name="Default">
      <style:table-cell-properties fo:wrap-option="wrap"/>
      <style:text-properties style:font-name="Inconsolata" style:font-name-asian="IPAゴシック" style:font-name-complex="Lohit Hindi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1" style:family="table-cell" style:parent-style-name="Section">
      <style:table-cell-properties style:text-align-source="fix" style:repeat-content="false" style:vertical-align="middl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73" style:family="table-cell" style:parent-style-name="Default" style:data-style-name="N128">
      <style:table-cell-properties style:vertical-align="middle"/>
    </style:style>
    <style:style style:name="ce74" style:family="table-cell" style:parent-style-name="Default" style:data-style-name="N61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75" style:family="table-cell" style:parent-style-name="Default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76" style:family="table-cell" style:parent-style-name="Default" style:data-style-name="N11">
      <style:table-cell-properties style:vertical-align="middle"/>
      <style:map style:condition="is-true-formula([OFF時.D14]&lt;=[OFF時.C14])" style:apply-style-name="Safe" style:base-cell-address="OFF時.D14"/>
      <style:map style:condition="is-true-formula([OFF時.D14] &gt; [OFF時.C14])" style:apply-style-name="Exceeded" style:base-cell-address="OFF時.D14"/>
    </style:style>
    <style:style style:name="ce77" style:family="table-cell" style:parent-style-name="Default" style:data-style-name="N128">
      <style:table-cell-properties style:vertical-align="middle"/>
      <style:map style:condition="is-true-formula([OFF時.D18]&lt;=[OFF時.C18])" style:apply-style-name="Safe" style:base-cell-address="OFF時.D18"/>
      <style:map style:condition="is-true-formula([OFF時.D18] &gt; [OFF時.C18])" style:apply-style-name="Exceeded" style:base-cell-address="OFF時.D18"/>
    </style:style>
    <style:style style:name="ce78" style:family="table-cell" style:parent-style-name="Default" style:data-style-name="N128">
      <style:table-cell-properties style:vertical-align="middle"/>
      <style:map style:condition="is-true-formula([OFF時.D19]&lt;=[OFF時.C19])" style:apply-style-name="Safe" style:base-cell-address="OFF時.D19"/>
      <style:map style:condition="is-true-formula([OFF時.D19] &gt; [OFF時.C19])" style:apply-style-name="Exceeded" style:base-cell-address="OFF時.D19"/>
    </style:style>
    <style:style style:name="ce79" style:family="table-cell" style:parent-style-name="Default" style:data-style-name="N61">
      <style:table-cell-properties style:vertical-align="middle"/>
      <style:map style:condition="is-true-formula([OFF時.D20]&lt;=[OFF時.C20])" style:apply-style-name="Safe" style:base-cell-address="OFF時.D20"/>
      <style:map style:condition="is-true-formula([OFF時.D20] &gt; [OFF時.C20])" style:apply-style-name="Exceeded" style:base-cell-address="OFF時.D20"/>
    </style:style>
    <style:style style:name="ce80" style:family="table-cell" style:parent-style-name="Default" style:data-style-name="N1">
      <style:table-cell-properties style:vertical-align="middle"/>
      <style:map style:condition="is-true-formula([OFF時.D22]&lt;=[OFF時.C22])" style:apply-style-name="Safe" style:base-cell-address="OFF時.D22"/>
      <style:map style:condition="is-true-formula([OFF時.D22] &gt; [OFF時.C22])" style:apply-style-name="Exceeded" style:base-cell-address="OFF時.D22"/>
    </style:style>
    <style:style style:name="ce81" style:family="table-cell" style:parent-style-name="Default" style:data-style-name="N126">
      <style:table-cell-properties style:vertical-align="middle"/>
      <style:map style:condition="is-true-formula([OFF時.D26]&lt;=[OFF時.C26])" style:apply-style-name="Safe" style:base-cell-address="OFF時.D26"/>
      <style:map style:condition="is-true-formula([OFF時.D26] &gt; [OFF時.C26])" style:apply-style-name="Exceeded" style:base-cell-address="OFF時.D26"/>
    </style:style>
    <style:style style:name="ce82" style:family="table-cell" style:parent-style-name="Default" style:data-style-name="N61">
      <style:table-cell-properties style:vertical-align="middle"/>
      <style:map style:condition="is-true-formula([OFF時.D30]&lt;=[OFF時.C30])" style:apply-style-name="Safe" style:base-cell-address="OFF時.D30"/>
      <style:map style:condition="is-true-formula([OFF時.D30] &gt; [OFF時.C30])" style:apply-style-name="Exceeded" style:base-cell-address="OFF時.D30"/>
    </style:style>
    <style:style style:name="ce83" style:family="table-cell" style:parent-style-name="Default" style:data-style-name="N126">
      <style:table-cell-properties style:vertical-align="middle"/>
      <style:map style:condition="is-true-formula(ABS([OFF時.D35])&lt;=ABS([OFF時.C35]))" style:apply-style-name="Safe" style:base-cell-address="OFF時.D35"/>
      <style:map style:condition="is-true-formula(ABS([OFF時.D35]) &gt; ABS([OFF時.C35]))" style:apply-style-name="Exceeded" style:base-cell-address="OFF時.D35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5" style:family="table-cell" style:parent-style-name="Default" style:data-style-name="N61">
      <style:table-cell-properties style:vertical-align="middle"/>
      <style:text-properties style:font-name="Inconsolata" style:font-name-asian="IPAゴシック" style:font-name-complex="Lohit Hindi"/>
    </style:style>
    <style:style style:name="ce86" style:family="table-cell" style:parent-style-name="Default" style:data-style-name="N11">
      <style:table-cell-properties style:vertical-align="middle"/>
      <style:map style:condition="is-true-formula(ABS([ON時.D11])&lt;=ABS([ON時.C11]))" style:apply-style-name="Safe" style:base-cell-address="ON時.D11"/>
      <style:map style:condition="is-true-formula(ABS([ON時.D11]) &gt; ABS([ON時.C11]))" style:apply-style-name="Exceeded" style:base-cell-address="ON時.D11"/>
    </style:style>
    <style:style style:name="ce87" style:family="table-cell" style:parent-style-name="Default" style:data-style-name="N129">
      <style:table-cell-properties style:vertical-align="middle"/>
      <style:map style:condition="is-true-formula(ABS([ON時.D17])&lt;=ABS([ON時.C17]))" style:apply-style-name="Safe" style:base-cell-address="ON時.D17"/>
      <style:map style:condition="is-true-formula(ABS([ON時.D17]) &gt; ABS([ON時.C17]))" style:apply-style-name="Exceeded" style:base-cell-address="ON時.D17"/>
    </style:style>
    <style:style style:name="ce88" style:family="table-cell" style:parent-style-name="Default" style:data-style-name="N128">
      <style:table-cell-properties style:vertical-align="middle"/>
      <style:map style:condition="is-true-formula(ABS([ON時.D21])&lt;=ABS([ON時.C21]))" style:apply-style-name="Safe" style:base-cell-address="ON時.D21"/>
      <style:map style:condition="is-true-formula(ABS([ON時.D21]) &gt; ABS([ON時.C21]))" style:apply-style-name="Exceeded" style:base-cell-address="ON時.D21"/>
    </style:style>
    <style:style style:name="ce89" style:family="table-cell" style:parent-style-name="Default" style:data-style-name="N128">
      <style:table-cell-properties style:vertical-align="middle"/>
      <style:map style:condition="is-true-formula(ABS([ON時.D22])&lt;=ABS([ON時.C22]))" style:apply-style-name="Safe" style:base-cell-address="ON時.D22"/>
      <style:map style:condition="is-true-formula(ABS([ON時.D22]) &gt; ABS([ON時.C22]))" style:apply-style-name="Exceeded" style:base-cell-address="ON時.D22"/>
    </style:style>
    <style:style style:name="ce93" style:family="table-cell" style:parent-style-name="Default" style:data-style-name="N128">
      <style:table-cell-properties style:vertical-align="middle"/>
      <style:map style:condition="is-true-formula(ABS([ON時.D25])&lt;=ABS([ON時.C25]))" style:apply-style-name="Safe" style:base-cell-address="ON時.D25"/>
      <style:map style:condition="is-true-formula(ABS([ON時.D25]) &gt; ABS([ON時.C25]))" style:apply-style-name="Exceeded" style:base-cell-address="ON時.D25"/>
    </style:style>
    <style:style style:name="ce94" style:family="table-cell" style:parent-style-name="Default" style:data-style-name="N3">
      <style:table-cell-properties style:vertical-align="middle"/>
      <style:map style:condition="is-true-formula(ABS([ON時.D28])&lt;=ABS([ON時.C28]))" style:apply-style-name="Safe" style:base-cell-address="ON時.D28"/>
      <style:map style:condition="is-true-formula(ABS([ON時.D28]) &gt; ABS([ON時.C28]))" style:apply-style-name="Exceeded" style:base-cell-address="ON時.D28"/>
    </style:style>
    <style:style style:name="ce95" style:family="table-cell" style:parent-style-name="Default" style:data-style-name="N3">
      <style:table-cell-properties style:vertical-align="middle"/>
      <style:map style:condition="is-true-formula(ABS([ON時.D31])&lt;=ABS([ON時.C31]))" style:apply-style-name="Safe" style:base-cell-address="ON時.D31"/>
      <style:map style:condition="is-true-formula(ABS([ON時.D31]) &gt; ABS([ON時.C31]))" style:apply-style-name="Exceeded" style:base-cell-address="ON時.D31"/>
    </style:style>
    <style:style style:name="ce96" style:family="table-cell" style:parent-style-name="Default" style:data-style-name="N61">
      <style:table-cell-properties style:vertical-align="middle"/>
      <style:map style:condition="is-true-formula(ABS([ON時.D33])&lt;=ABS([ON時.C33]))" style:apply-style-name="Safe" style:base-cell-address="ON時.D33"/>
      <style:map style:condition="is-true-formula(ABS([ON時.D33]) &gt; ABS([ON時.C33]))" style:apply-style-name="Exceeded" style:base-cell-address="ON時.D33"/>
    </style:style>
    <style:style style:name="ce97" style:family="table-cell" style:parent-style-name="Default" style:data-style-name="N128">
      <style:table-cell-properties style:vertical-align="middle"/>
      <style:map style:condition="is-true-formula(ABS([ON時.D35])&lt;=ABS([ON時.C35]))" style:apply-style-name="Safe" style:base-cell-address="ON時.D35"/>
      <style:map style:condition="is-true-formula(ABS([ON時.D35]) &gt; ABS([ON時.C35]))" style:apply-style-name="Exceeded" style:base-cell-address="ON時.D35"/>
    </style:style>
    <style:style style:name="ce98" style:family="table-cell" style:parent-style-name="Default" style:data-style-name="N61">
      <style:table-cell-properties style:vertical-align="middle"/>
      <style:map style:condition="is-true-formula(ABS([ON時.D40])&lt;=ABS([ON時.C40]))" style:apply-style-name="Safe" style:base-cell-address="ON時.D40"/>
      <style:map style:condition="is-true-formula(ABS([ON時.D40]) &gt; ABS([ON時.C40]))" style:apply-style-name="Exceeded" style:base-cell-address="ON時.D40"/>
    </style:style>
    <style:style style:name="ce99" style:family="table-cell" style:parent-style-name="Default">
      <style:table-cell-properties fo:wrap-option="wrap" style:vertical-align="top"/>
    </style:style>
  </office:automatic-styles>
  <office:body>
    <office:spreadsheet>
      <table:table table:name="パラメータ" table:style-name="ta1">
        <office:forms form:automatic-focus="false" form:apply-design-mode="false"/>
        <table:table-column table:style-name="co1" table:default-cell-style-name="ce49"/>
        <table:table-column table:style-name="co7" table:default-cell-style-name="ce49"/>
        <table:table-column table:style-name="co1" table:number-columns-repeated="2" table:default-cell-style-name="ce49"/>
        <table:table-column table:style-name="co3" table:default-cell-style-name="ce49"/>
        <table:table-column table:style-name="co12" table:default-cell-style-name="ce91"/>
        <table:table-column table:style-name="co1" table:visibility="collapse" table:default-cell-style-name="Default"/>
        <table:table-row table:style-name="ro1">
          <table:table-cell table:style-name="ce47" office:value-type="string" calcext:value-type="string">
            <text:p>名前</text:p>
          </table:table-cell>
          <table:table-cell table:style-name="ce47" office:value-type="string" calcext:value-type="string">
            <text:p>TeX</text:p>
          </table:table-cell>
          <table:table-cell table:style-name="ce47" office:value-type="string" calcext:value-type="string">
            <text:p>定格</text:p>
          </table:table-cell>
          <table:table-cell table:style-name="ce53" office:value-type="string" calcext:value-type="string">
            <text:p>値</text:p>
          </table:table-cell>
          <table:table-cell table:style-name="ce47" office:value-type="string" calcext:value-type="string">
            <text:p>単位</text:p>
          </table:table-cell>
          <table:table-cell table:style-name="ce90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48" office:value-type="string" calcext:value-type="string" table:number-columns-spanned="7" table:number-rows-spanned="1">
            <text:p>半導体定格</text:p>
          </table:table-cell>
          <table:covered-table-cell table:number-columns-repeated="2" table:style-name="ce52"/>
          <table:covered-table-cell table:style-name="ce54"/>
          <table:covered-table-cell table:number-columns-repeated="3"/>
        </table:table-row>
        <table:table-row table:style-name="ro1">
          <table:table-cell office:value-type="string" calcext:value-type="string">
            <text:p>Vsat</text:p>
          </table:table-cell>
          <table:table-cell office:value-type="string" calcext:value-type="string">
            <text:p>V_{sat}</text:p>
          </table:table-cell>
          <table:table-cell/>
          <table:table-cell table:style-name="ce55" office:value-type="float" office:value="0.16" calcext:value-type="float">
            <text:p>0.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外部 MOS-FET $Q_1$ の D-S 間飽和電圧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string" calcext:value-type="string">
            <text:p>V_F</text:p>
          </table:table-cell>
          <table:table-cell/>
          <table:table-cell table:style-name="ce55" office:value-type="float" office:value="0.32" calcext:value-type="float">
            <text:p>0.3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の電圧降下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8" office:value-type="string" calcext:value-type="string" table:number-columns-spanned="7" table:number-rows-spanned="1">
            <text:p>入出力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in(min)</text:p>
          </table:table-cell>
          <table:table-cell office:value-type="string" calcext:value-type="string">
            <text:p>V_\mathrm{IN(min)}</text:p>
          </table:table-cell>
          <table:table-cell/>
          <table:table-cell table:style-name="ce56"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小値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string" calcext:value-type="string">
            <text:p>V_\mathrm{IN(max)}</text:p>
          </table:table-cell>
          <table:table-cell/>
          <table:table-cell table:style-name="ce56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大値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_\mathrm{IN}</text:p>
          </table:table-cell>
          <table:table-cell/>
          <table:table-cell table:style-name="ce56" office:value-type="float" office:value="18" calcext:value-type="float">
            <text:p>18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典型値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V_\mathrm{OUT}</text:p>
          </table:table-cell>
          <table:table-cell/>
          <table:table-cell table:style-name="ce55" office:value-type="float" office:value="1.25" calcext:value-type="float">
            <text:p>1.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電圧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office:value-type="string" calcext:value-type="string">
            <text:p>I_\mathrm{OUT(max)}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office:value-type="string" calcext:value-type="string">
            <text:p>出力電流の最大値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/>
          <table:table-cell table:style-name="ce57" office:value-type="float" office:value="23900" calcext:value-type="float">
            <text:p>239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スイッチング周波数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office:value-type="string" calcext:value-type="string">
            <text:p>V_\mathrm{ripple}</text:p>
          </table:table-cell>
          <table:table-cell/>
          <table:table-cell table:style-name="ce58" office:value-type="float" office:value="0.104" calcext:value-type="float">
            <text:p>0.10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リップルのピーク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0" office:value-type="string" calcext:value-type="string" table:number-columns-spanned="7" table:number-rows-spanned="1">
            <text:p>MC34063 パラメータ</text:p>
          </table:table-cell>
          <table:covered-table-cell table:number-columns-repeated="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  <table:table-cell table:style-name="ce59" office:value-type="float" office:value="0.00004184" calcext:value-type="float">
            <text:p>4.18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周期</text:p>
          </table:table-cell>
          <table:table-cell/>
        </table:table-row>
        <table:table-row table:style-name="ro1">
          <table:table-cell office:value-type="string" calcext:value-type="string">
            <text:p>t(off)</text:p>
          </table:table-cell>
          <table:table-cell office:value-type="string" calcext:value-type="string">
            <text:p>t_\mathrm{off}</text:p>
          </table:table-cell>
          <table:table-cell/>
          <table:table-cell table:style-name="ce59" office:value-type="float" office:value="0.00003809" calcext:value-type="float">
            <text:p>3.81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FF の時間</text:p>
          </table:table-cell>
          <table:table-cell/>
        </table:table-row>
        <table:table-row table:style-name="ro1">
          <table:table-cell office:value-type="string" calcext:value-type="string">
            <text:p>t(on)</text:p>
          </table:table-cell>
          <table:table-cell office:value-type="string" calcext:value-type="string">
            <text:p>t_\mathrm{on}</text:p>
          </table:table-cell>
          <table:table-cell/>
          <table:table-cell table:style-name="ce59" office:value-type="float" office:value="0.00000375" calcext:value-type="float">
            <text:p>3.75E-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N の時間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_T</text:p>
          </table:table-cell>
          <table:table-cell/>
          <table:table-cell table:style-name="ce59" office:value-type="float" office:value="0.00000000015" calcext:value-type="float">
            <text:p>1.50E-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発振用キャパシタの容量</text:p>
          </table:table-cell>
          <table:table-cell/>
        </table:table-row>
        <table:table-row table:style-name="ro1">
          <table:table-cell office:value-type="string" calcext:value-type="string">
            <text:p>Ipk(switch)</text:p>
          </table:table-cell>
          <table:table-cell office:value-type="string" calcext:value-type="string">
            <text:p>I_\mathrm{pk(switch)}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次側に流れる電流の最大値</text:p>
          </table:table-cell>
          <table:table-cell/>
        </table:table-row>
        <table:table-row table:style-name="ro1">
          <table:table-cell office:value-type="string" calcext:value-type="string">
            <text:p>Rsc0</text:p>
          </table:table-cell>
          <table:table-cell office:value-type="string" calcext:value-type="string">
            <text:p>R_\mathrm{SC0}</text:p>
          </table:table-cell>
          <table:table-cell/>
          <table:table-cell table:style-name="ce55" office:value-type="float" office:value="0.15" calcext:value-type="float">
            <text:p>0.15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の理論値</text:p>
          </table:table-cell>
          <table:table-cell/>
        </table:table-row>
        <table:table-row table:style-name="ro1">
          <table:table-cell office:value-type="string" calcext:value-type="string">
            <text:p>Rsc</text:p>
          </table:table-cell>
          <table:table-cell office:value-type="string" calcext:value-type="string">
            <text:p>R_\mathrm{SC}</text:p>
          </table:table-cell>
          <table:table-cell/>
          <table:table-cell table:style-name="ce55" office:value-type="float" office:value="0.1" calcext:value-type="float">
            <text:p>0.1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（実際に使用する値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office:value-type="string" calcext:value-type="string">
            <text:p>L_\mathrm{(min)}</text:p>
          </table:table-cell>
          <table:table-cell/>
          <table:table-cell table:style-name="ce59" office:value-type="float" office:value="0.0000299" calcext:value-type="float">
            <text:p>2.99E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降圧 DC-DC のインダクタンス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_O</text:p>
          </table:table-cell>
          <table:table-cell/>
          <table:table-cell table:style-name="ce59" office:value-type="float" office:value="0.0001" calcext:value-type="float">
            <text:p>1.00E-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降圧 DC-DC のキャパシタンス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0" office:value-type="string" calcext:value-type="string" table:number-columns-spanned="7" table:number-rows-spanned="1">
            <text:p>充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chg-pp</text:p>
          </table:table-cell>
          <table:table-cell office:value-type="string" calcext:value-type="string">
            <text:p>V_\mathrm{chg(p-p)}</text:p>
          </table:table-cell>
          <table:table-cell/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実質的な充電電圧</text:p>
          </table:table-cell>
          <table:table-cell/>
        </table:table-row>
        <table:table-row table:style-name="ro1">
          <table:table-cell office:value-type="string" calcext:value-type="string">
            <text:p>Vchg</text:p>
          </table:table-cell>
          <table:table-cell office:value-type="string" calcext:value-type="string">
            <text:p>V_\mathrm{chg}</text:p>
          </table:table-cell>
          <table:table-cell/>
          <table:table-cell table:style-name="ce57" table:formula="of:=[パラメータ.D9]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充電時のゲート電圧</text:p>
          </table:table-cell>
          <table:table-cell/>
        </table:table-row>
        <table:table-row table:style-name="ro1">
          <table:table-cell office:value-type="string" calcext:value-type="string">
            <text:p>Vdis</text:p>
          </table:table-cell>
          <table:table-cell office:value-type="string" calcext:value-type="string">
            <text:p>V_\mathrm{dis}</text:p>
          </table:table-cell>
          <table:table-cell/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放電時のゲート電圧</text:p>
          </table:table-cell>
          <table:table-cell/>
        </table:table-row>
        <table:table-row table:style-name="ro1">
          <table:table-cell office:value-type="string" calcext:value-type="string">
            <text:p>Qg</text:p>
          </table:table-cell>
          <table:table-cell office:value-type="string" calcext:value-type="string">
            <text:p>Q_G</text:p>
          </table:table-cell>
          <table:table-cell/>
          <table:table-cell table:style-name="ce59" office:value-type="float" office:value="0.000000014" calcext:value-type="float">
            <text:p>1.40E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充放電する電荷量</text:p>
          </table:table-cell>
          <table:table-cell/>
        </table:table-row>
        <table:table-row table:style-name="ro1">
          <table:table-cell office:value-type="string" calcext:value-type="string">
            <text:p>Qg45</text:p>
          </table:table-cell>
          <table:table-cell office:value-type="string" calcext:value-type="string">
            <text:p>Q_{G45}</text:p>
          </table:table-cell>
          <table:table-cell/>
          <table:table-cell table:style-name="ce59" office:value-type="float" office:value="0.000000007" calcext:value-type="float">
            <text:p>7.00E-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$-4.5\,\mathrm{V}$ で充放電する時の電荷量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_G</text:p>
          </table:table-cell>
          <table:table-cell/>
          <table:table-cell table:formula="of:=[パラメータ.D30]/[パラメータ.D27]" office:value-type="float" office:value="0.0000000014" calcext:value-type="float">
            <text:p>1.4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充放電するキャパシタの容量</text:p>
          </table:table-cell>
          <table:table-cell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D_\mathrm{on}</text:p>
          </table:table-cell>
          <table:table-cell/>
          <table:table-cell table:style-name="ce60" office:value-type="percentage" office:value="0.0899" calcext:value-type="percentage">
            <text:p>8.99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dut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素子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_B</text:p>
          </table:table-cell>
          <table:table-cell/>
          <table:table-cell table:style-name="ce59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2$ のベース抵抗</text:p>
          </table:table-cell>
          <table:table-cell/>
        </table:table-row>
        <table:table-row table:style-name="ro1">
          <table:table-cell office:value-type="string" calcext:value-type="string">
            <text:p>Rgd</text:p>
          </table:table-cell>
          <table:table-cell office:value-type="string" calcext:value-type="string">
            <text:p>R_{GD}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電流制限用抵抗</text:p>
          </table:table-cell>
          <table:table-cell/>
        </table:table-row>
        <table:table-row table:style-name="ro1">
          <table:table-cell office:value-type="string" calcext:value-type="string">
            <text:p>Rgc</text:p>
          </table:table-cell>
          <table:table-cell office:value-type="string" calcext:value-type="string">
            <text:p>R_{GC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電流制限用抵抗</text:p>
          </table:table-cell>
          <table:table-cell/>
        </table:table-row>
        <table:table-row table:style-name="ro1">
          <table:table-cell office:value-type="string" calcext:value-type="string">
            <text:p>Rpu</text:p>
          </table:table-cell>
          <table:table-cell office:value-type="string" calcext:value-type="string">
            <text:p>R_{PU}</text:p>
          </table:table-cell>
          <table:table-cell/>
          <table:table-cell table:style-name="ce59" office:value-type="float" office:value="100000" calcext:value-type="float">
            <text:p>1.00E+05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プルアップ抵抗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_G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1$ の内蔵ゲート抵抗</text:p>
          </table:table-cell>
          <table:table-cell/>
        </table:table-row>
        <table:table-row table:style-name="ro1">
          <table:table-cell office:value-type="string" calcext:value-type="string">
            <text:p>Vz1</text:p>
          </table:table-cell>
          <table:table-cell office:value-type="string" calcext:value-type="string">
            <text:p>V_{Z1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ゲート保護用のツェナーダイオード</text:p>
          </table:table-cell>
          <table:table-cell/>
        </table:table-row>
        <table:table-row table:style-name="ro1">
          <table:table-cell office:value-type="string" calcext:value-type="string">
            <text:p>Vd1(max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1$ の最大端子間電圧</text:p>
          </table:table-cell>
          <table:table-cell/>
        </table:table-row>
        <table:table-row table:style-name="ro1">
          <table:table-cell office:value-type="string" calcext:value-type="string">
            <text:p>RθJA(D1)</text:p>
          </table:table-cell>
          <table:table-cell office:value-type="string" calcext:value-type="string">
            <text:p>R_{\theta JA (D1)}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1$ の熱抵抗値</text:p>
          </table:table-cell>
          <table:table-cell/>
        </table:table-row>
        <table:table-row table:style-name="ro1">
          <table:table-cell office:value-type="string" calcext:value-type="string">
            <text:p>Vd2(max)</text:p>
          </table:table-cell>
          <table:table-cell office:value-type="string" calcext:value-type="string">
            <text:p>V_{D2 \mathrm{(max)}}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の最大端子間電圧</text:p>
          </table:table-cell>
          <table:table-cell/>
        </table:table-row>
        <table:table-row table:style-name="ro1">
          <table:table-cell office:value-type="string" calcext:value-type="string">
            <text:p>RθJA(D2)</text:p>
          </table:table-cell>
          <table:table-cell office:value-type="string" calcext:value-type="string">
            <text:p>R_{\theta JA (D2)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2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AO3401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d(on)</text:p>
          </table:table-cell>
          <table:table-cell office:value-type="string" calcext:value-type="string">
            <text:p>t_{D \mathrm{(on)}}</text:p>
          </table:table-cell>
          <table:table-cell/>
          <table:table-cell table:style-name="ce59" office:value-type="float" office:value="0.0000000065" calcext:value-type="float">
            <text:p>6.50E-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遅延時間</text:p>
          </table:table-cell>
          <table:table-cell/>
        </table:table-row>
        <table:table-row table:style-name="ro1">
          <table:table-cell office:value-type="string" calcext:value-type="string">
            <text:p>t_d(off)</text:p>
          </table:table-cell>
          <table:table-cell office:value-type="string" calcext:value-type="string">
            <text:p>t_{D \mathrm{(off)}}</text:p>
          </table:table-cell>
          <table:table-cell/>
          <table:table-cell table:style-name="ce59" office:value-type="float" office:value="0.000000041" calcext:value-type="float">
            <text:p>4.10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遅延時間</text:p>
          </table:table-cell>
          <table:table-cell/>
        </table:table-row>
        <table:table-row table:style-name="ro1">
          <table:table-cell office:value-type="string" calcext:value-type="string">
            <text:p>Rds(on)</text:p>
          </table:table-cell>
          <table:table-cell office:value-type="string" calcext:value-type="string">
            <text:p>R_{DS \mathrm{(on)}}</text:p>
          </table:table-cell>
          <table:table-cell/>
          <table:table-cell table:style-name="ce59" office:value-type="float" office:value="0.04" calcext:value-type="float">
            <text:p>4.00E-02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N 抵抗</text:p>
          </table:table-cell>
          <table:table-cell/>
        </table:table-row>
        <table:table-row table:style-name="ro1">
          <table:table-cell office:value-type="string" calcext:value-type="string">
            <text:p>RθJA(Q1)</text:p>
          </table:table-cell>
          <table:table-cell office:value-type="string" calcext:value-type="string">
            <text:p>R_{\theta JA (Q1)}</text:p>
          </table:table-cell>
          <table:table-cell/>
          <table:table-cell table:style-name="ce57" office:value-type="float" office:value="125" calcext:value-type="float">
            <text:p>12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Q_1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BC337</text:p>
          </table:table-cell>
          <table:covered-table-cell table:number-columns-repeated="4" table:style-name="ce51"/>
          <table:covered-table-cell table:style-name="ce92"/>
          <table:covered-table-cell/>
        </table:table-row>
        <table:table-row table:style-name="ro1">
          <table:table-cell office:value-type="string" calcext:value-type="string">
            <text:p>RθJA(Q2)</text:p>
          </table:table-cell>
          <table:table-cell office:value-type="string" calcext:value-type="string">
            <text:p>R_{\theta JA (Q2)}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MC34063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swc(max)</text:p>
          </table:table-cell>
          <table:table-cell office:value-type="string" calcext:value-type="string">
            <text:p>V_{SWC \mathrm{(max)}}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N 時の SWC 最大端子間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1N5819 $D_3$</text:p>
          </table:table-cell>
          <table:covered-table-cell table:number-columns-repeated="6"/>
        </table:table-row>
        <table:table-row table:style-name="ro1">
          <table:table-cell table:style-name="Default" office:value-type="string" calcext:value-type="string">
            <text:p>RθJA(D3)</text:p>
          </table:table-cell>
          <table:table-cell office:value-type="string" calcext:value-type="string">
            <text:p>R_{\theta JA (D3)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℃/W</text:p>
          </table:table-cell>
          <table:table-cell table:style-name="ce49" office:value-type="string" calcext:value-type="string">
            <text:p>$D_3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1" office:value-type="string" calcext:value-type="string" table:number-columns-spanned="7" table:number-rows-spanned="1">
            <text:p>その他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周囲温度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_L</text:p>
          </table:table-cell>
          <table:table-cell/>
          <table:table-cell table:style-name="ce59" office:value-type="float" office:value="0.00000003" calcext:value-type="float">
            <text:p>3.00E-08</text:p>
          </table:table-cell>
          <table:table-cell office:value-type="string" calcext:value-type="string">
            <text:p>H/N^2</text:p>
          </table:table-cell>
          <table:table-cell office:value-type="string" calcext:value-type="string">
            <text:p>インダクタコアの AL 値</text:p>
          </table:table-cell>
          <table:table-cell/>
        </table:table-row>
        <table:table-row table:style-name="ro1" table:number-rows-repeated="104851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共通" table:style-name="ta1">
        <office:forms form:automatic-focus="false" form:apply-design-mode="false"/>
        <table:table-column table:style-name="co5" table:default-cell-style-name="ce21"/>
        <table:table-column table:style-name="co6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8" table:default-cell-style-name="ce35"/>
        <table:table-column table:style-name="co1" table:visibility="collapse" table:default-cell-style-name="Default"/>
        <table:table-row table:style-name="ro1">
          <table:table-cell table:style-name="ce19" office:value-type="string" calcext:value-type="string">
            <text:p>名前</text:p>
          </table:table-cell>
          <table:table-cell table:style-name="ce19" office:value-type="string" calcext:value-type="string">
            <text:p>TeX</text:p>
          </table:table-cell>
          <table:table-cell table:style-name="ce19" office:value-type="string" calcext:value-type="string">
            <text:p>定格</text:p>
          </table:table-cell>
          <table:table-cell table:style-name="ce19" office:value-type="string" calcext:value-type="string">
            <text:p>値</text:p>
          </table:table-cell>
          <table:table-cell table:style-name="ce19" office:value-type="string" calcext:value-type="string">
            <text:p>単位</text:p>
          </table:table-cell>
          <table:table-cell table:style-name="ce34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22" office:value-type="string" calcext:value-type="string" table:number-columns-spanned="7" table:number-rows-spanned="1">
            <text:p>MC34063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_{CC}</text:p>
          </table:table-cell>
          <table:table-cell table:style-name="ce38" office:value-type="float" office:value="40" calcext:value-type="float">
            <text:p>40V</text:p>
          </table:table-cell>
          <table:table-cell table:style-name="ce40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C34063 の定格電圧</text:p>
          </table:table-cell>
          <table:table-cell/>
        </table:table-row>
        <table:table-row table:style-name="ro1">
          <table:table-cell office:value-type="string" calcext:value-type="string">
            <text:p>Isw</text:p>
          </table:table-cell>
          <table:table-cell office:value-type="string" calcext:value-type="string">
            <text:p>I_\mathrm{SW}</text:p>
          </table:table-cell>
          <table:table-cell table:style-name="ce39" office:value-type="float" office:value="1.5" calcext:value-type="float">
            <text:p>1.5A</text:p>
          </table:table-cell>
          <table:table-cell table:style-name="ce41" table:formula="of:=[ON時.D7]" office:value-type="float" office:value="0.0003346" calcext:value-type="float">
            <text:p>3.3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C34063 の内部 BJT の定格電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R_\mathrm{PU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Rpu</text:p>
          </table:table-cell>
          <table:table-cell office:value-type="string" calcext:value-type="string">
            <text:p>I_{R_\mathrm{PU}}</text:p>
          </table:table-cell>
          <table:table-cell/>
          <table:table-cell table:style-name="ce31" table:formula="of:=[パラメータ.D41]/[パラメータ.D39]" office:value-type="float" office:value="0.0001" calcext:value-type="float">
            <text:p>1.0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 $R_\mathrm{PU}$ の電流</text:p>
          </table:table-cell>
          <table:table-cell/>
        </table:table-row>
        <table:table-row table:style-name="ro1">
          <table:table-cell office:value-type="string" calcext:value-type="string">
            <text:p>P_Ppu</text:p>
          </table:table-cell>
          <table:table-cell office:value-type="string" calcext:value-type="string">
            <text:p>P_{R_\mathrm{PU}}</text:p>
          </table:table-cell>
          <table:table-cell office:value-type="float" office:value="0.125" calcext:value-type="float">
            <text:p>0.125</text:p>
          </table:table-cell>
          <table:table-cell table:style-name="ce42" table:formula="of:=[共通.D7]^2*[パラメータ.D39]" office:value-type="float" office:value="0.001" calcext:value-type="float">
            <text:p>1.00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 $R_\mathrm{PU}$ の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C_T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43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C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1(max)</text:p>
          </table:table-cell>
          <table:table-cell office:value-type="string" calcext:value-type="string">
            <text:p>V_{C_1 \mathrm{(max)}}</text:p>
          </table:table-cell>
          <table:table-cell office:value-type="float" office:value="25" calcext:value-type="float">
            <text:p>25</text:p>
          </table:table-cell>
          <table:table-cell table:style-name="ce44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1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C_O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o(max)</text:p>
          </table:table-cell>
          <table:table-cell office:value-type="string" calcext:value-type="string">
            <text:p>V_{C_O \mathrm{(max)}}</text:p>
          </table:table-cell>
          <table:table-cell office:value-type="float" office:value="16" calcext:value-type="float">
            <text:p>16</text:p>
          </table:table-cell>
          <table:table-cell table:style-name="ce45" table:formula="of:=[パラメータ.D10]+[パラメータ.D13]/2" office:value-type="float" office:value="1.302" calcext:value-type="float">
            <text:p>1.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O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D_2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2(max)</text:p>
          </table:table-cell>
          <table:table-cell office:value-type="string" calcext:value-type="string">
            <text:p>I_{D2 \mathrm{(max)}}</text:p>
          </table:table-cell>
          <table:table-cell office:value-type="float" office:value="3" calcext:value-type="float">
            <text:p>3</text:p>
          </table:table-cell>
          <table:table-cell table:style-name="ce46" table:formula="of:=[パラメータ.D11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2$ の最大電流</text:p>
          </table:table-cell>
          <table:table-cell/>
        </table:table-row>
        <table:table-row table:style-name="ro1">
          <table:table-cell office:value-type="string" calcext:value-type="string">
            <text:p>Vd2k(max)</text:p>
          </table:table-cell>
          <table:table-cell office:value-type="string" calcext:value-type="string">
            <text:p>V_{D2,K \mathrm{(max)}}</text:p>
          </table:table-cell>
          <table:table-cell office:value-type="float" office:value="40" calcext:value-type="float">
            <text:p>40</text:p>
          </table:table-cell>
          <table:table-cell table:style-name="ce62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カソードの最大電圧</text:p>
          </table:table-cell>
          <table:table-cell/>
        </table:table-row>
        <table:table-row table:style-name="ro1">
          <table:table-cell office:value-type="string" calcext:value-type="string">
            <text:p>Pd2(max)</text:p>
          </table:table-cell>
          <table:table-cell office:value-type="string" calcext:value-type="string">
            <text:p>P_{D2 \mathrm{(max)}}</text:p>
          </table:table-cell>
          <table:table-cell/>
          <table:table-cell table:formula="of:=[パラメータ.D44]*[.D20]" office:value-type="float" office:value="0.35" calcext:value-type="float">
            <text:p>0.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2$ の消費電力</text:p>
          </table:table-cell>
          <table:table-cell/>
        </table:table-row>
        <table:table-row table:style-name="ro1">
          <table:table-cell office:value-type="string" calcext:value-type="string">
            <text:p>ΔTj(D2)</text:p>
          </table:table-cell>
          <table:table-cell office:value-type="string" calcext:value-type="string">
            <text:p>\Delta T_{J(D2)}</text:p>
          </table:table-cell>
          <table:table-cell/>
          <table:table-cell table:formula="of:=[.D22]*[パラメータ.D45]" office:value-type="float" office:value="14" calcext:value-type="float">
            <text:p>14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2$ の PN 接合の上昇温度</text:p>
          </table:table-cell>
          <table:table-cell/>
        </table:table-row>
        <table:table-row table:style-name="ro1">
          <table:table-cell office:value-type="string" calcext:value-type="string">
            <text:p>Tj(D2)</text:p>
          </table:table-cell>
          <table:table-cell office:value-type="string" calcext:value-type="string">
            <text:p>T_{J(D2)}</text:p>
          </table:table-cell>
          <table:table-cell office:value-type="float" office:value="125" calcext:value-type="float">
            <text:p>125</text:p>
          </table:table-cell>
          <table:table-cell table:style-name="ce63" table:formula="of:=[パラメータ.D63]+[.D23]" office:value-type="float" office:value="54" calcext:value-type="float">
            <text:p>54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2$ の PN 接合の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スイッチング速度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sw</text:p>
          </table:table-cell>
          <table:table-cell office:value-type="string" calcext:value-type="string">
            <text:p>t_\mathrm{sw}</text:p>
          </table:table-cell>
          <table:table-cell/>
          <table:table-cell table:style-name="ce31" table:formula="of:=[OFF時.D13]+[ON時.D10]" office:value-type="float" office:value="0.000000224078630149061" calcext:value-type="float">
            <text:p>2.24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スイッチング速度</text:p>
          </table:table-cell>
          <table:table-cell/>
        </table:table-row>
        <table:table-row table:style-name="ro1">
          <table:table-cell office:value-type="string" calcext:value-type="string">
            <text:p>t_sw(rate)</text:p>
          </table:table-cell>
          <table:table-cell office:value-type="string" calcext:value-type="string">
            <text:p>t_\mathrm{sw(rate)}</text:p>
          </table:table-cell>
          <table:table-cell table:style-name="ce32" office:value-type="percentage" office:value="0.05" calcext:value-type="percentage">
            <text:p>5.00%</text:p>
          </table:table-cell>
          <table:table-cell table:style-name="ce64" table:formula="of:=[.D27]/[パラメータ.D16]" office:value-type="percentage" office:value="0.00535560779514963" calcext:value-type="percentage">
            <text:p>0.54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周期におけるスイッチング速度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ゲートキャパシタの自然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dis(self)</text:p>
          </table:table-cell>
          <table:table-cell office:value-type="string" calcext:value-type="string">
            <text:p>t_\mathrm{dis(self)}</text:p>
          </table:table-cell>
          <table:table-cell/>
          <table:table-cell table:style-name="ce31" table:formula="of:=[パラメータ.D39]*[パラメータ.D32]*LN([パラメータ.D8]/(0.01*[パラメータ.D8]))" office:value-type="float" office:value="0.000644723826038333" calcext:value-type="float">
            <text:p>6.45E-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然放電にかかる時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L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L1(on,peak)</text:p>
          </table:table-cell>
          <table:table-cell office:value-type="string" calcext:value-type="string">
            <text:p>I_{L1 \mathrm{(on,peak)}}</text:p>
          </table:table-cell>
          <table:table-cell/>
          <table:table-cell table:style-name="ce29" table:formula="of:=[パラメータ.D20]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ピーク電流</text:p>
          </table:table-cell>
          <table:table-cell/>
        </table:table-row>
        <table:table-row table:style-name="ro1">
          <table:table-cell office:value-type="string" calcext:value-type="string">
            <text:p>I_L1(on,avg)</text:p>
          </table:table-cell>
          <table:table-cell office:value-type="string" calcext:value-type="string">
            <text:p>I_{L1 \mathrm{(on,avg)}}</text:p>
          </table:table-cell>
          <table:table-cell office:value-type="float" office:value="1.3" calcext:value-type="float">
            <text:p>1.3</text:p>
          </table:table-cell>
          <table:table-cell table:style-name="ce65" table:formula="of:=[.D34]/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平均電流</text:p>
          </table:table-cell>
          <table:table-cell/>
        </table:table-row>
        <table:table-row table:style-name="ro1">
          <table:table-cell office:value-type="string" calcext:value-type="string">
            <text:p>I_L1(off)</text:p>
          </table:table-cell>
          <table:table-cell office:value-type="string" calcext:value-type="string">
            <text:p>I_{L1 \mathrm{(off)}}</text:p>
          </table:table-cell>
          <table:table-cell office:value-type="float" office:value="1.3" calcext:value-type="float">
            <text:p>1.3</text:p>
          </table:table-cell>
          <table:table-cell table:style-name="ce66" table:formula="of:=[パラメータ.D11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 時に $L_1$ に流れる電流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table:formula="of:=CEILING(SQRT([パラメータ.D23]/[パラメータ.D64]))" office:value-type="float" office:value="32" calcext:value-type="float">
            <text:p>32</text:p>
          </table:table-cell>
          <table:table-cell/>
          <table:table-cell office:value-type="string" calcext:value-type="string">
            <text:p>巻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R_\mathrm{SC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Rsc(peak)</text:p>
          </table:table-cell>
          <table:table-cell office:value-type="string" calcext:value-type="string">
            <text:p>I_{R_\mathrm{SC} \mathrm{(peak)}}</text:p>
          </table:table-cell>
          <table:table-cell/>
          <table:table-cell table:style-name="ce29" table:formula="of:=[パラメータ.D20]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\mathrm{SC}$ に流れるピーク電流</text:p>
          </table:table-cell>
          <table:table-cell/>
        </table:table-row>
        <table:table-row table:style-name="ro1">
          <table:table-cell office:value-type="string" calcext:value-type="string">
            <text:p>I_Rsc(pulse,avg)</text:p>
          </table:table-cell>
          <table:table-cell table:style-name="ce37" office:value-type="string" calcext:value-type="string">
            <text:p>I_{R_\mathrm{SC} \mathrm{(pulse,avg)}}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9" office:value-type="string" calcext:value-type="string">
            <text:p>$R_\mathrm{SC}$ に流れるパルス平均電流</text:p>
          </table:table-cell>
          <table:table-cell/>
        </table:table-row>
        <table:table-row table:style-name="ro1">
          <table:table-cell office:value-type="string" calcext:value-type="string">
            <text:p>I_Rsc(avg)</text:p>
          </table:table-cell>
          <table:table-cell office:value-type="string" calcext:value-type="string">
            <text:p>I_{R_\mathrm{SC} \mathrm{(avg)}}</text:p>
          </table:table-cell>
          <table:table-cell/>
          <table:table-cell table:formula="of:=[パラメータ.D33]*[.D41]" office:value-type="float" office:value="0.0899" calcext:value-type="float">
            <text:p>0.0899</text:p>
          </table:table-cell>
          <table:table-cell office:value-type="string" calcext:value-type="string">
            <text:p>A</text:p>
          </table:table-cell>
          <table:table-cell table:style-name="ce69" office:value-type="string" calcext:value-type="string">
            <text:p>$R_\mathrm{SC}$ に流れる平均電流</text:p>
          </table:table-cell>
          <table:table-cell/>
        </table:table-row>
        <table:table-row table:style-name="ro1">
          <table:table-cell office:value-type="string" calcext:value-type="string">
            <text:p>P_Rsc(avg)</text:p>
          </table:table-cell>
          <table:table-cell table:style-name="ce37" office:value-type="string" calcext:value-type="string">
            <text:p>P_{R_\mathrm{SC} \mathrm{(avg)}}</text:p>
          </table:table-cell>
          <table:table-cell office:value-type="float" office:value="0.125" calcext:value-type="float">
            <text:p>0.125</text:p>
          </table:table-cell>
          <table:table-cell table:style-name="ce67" table:formula="of:=[.D42]^2*[パラメータ.D22]" office:value-type="float" office:value="0.000808201" calcext:value-type="float">
            <text:p>8.08E-04</text:p>
          </table:table-cell>
          <table:table-cell office:value-type="string" calcext:value-type="string">
            <text:p>W</text:p>
          </table:table-cell>
          <table:table-cell table:style-name="ce69" office:value-type="string" calcext:value-type="string">
            <text:p>$R_\mathrm{SC}$ の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出力電圧低下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out(real)</text:p>
          </table:table-cell>
          <table:table-cell office:value-type="string" calcext:value-type="string">
            <text:p>V_\mathrm{OUT(real)}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実際の出力電圧</text:p>
          </table:table-cell>
          <table:table-cell/>
        </table:table-row>
        <table:table-row table:style-name="ro1">
          <table:table-cell office:value-type="string" calcext:value-type="string">
            <text:p>Vd3</text:p>
          </table:table-cell>
          <table:table-cell office:value-type="string" calcext:value-type="string">
            <text:p>V_{D_3}</text:p>
          </table:table-cell>
          <table:table-cell/>
          <table:table-cell table:formula="of:=[.D46]-1" office:value-type="float" office:value="0.45" calcext:value-type="float">
            <text:p>0.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3$ の電圧降下</text:p>
          </table:table-cell>
          <table:table-cell/>
        </table:table-row>
        <table:table-row table:style-name="ro1">
          <table:table-cell office:value-type="string" calcext:value-type="string">
            <text:p>Id3</text:p>
          </table:table-cell>
          <table:table-cell office:value-type="string" calcext:value-type="string">
            <text:p>I_{D_3}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3$ の電流量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P_{D_3}</text:p>
          </table:table-cell>
          <table:table-cell/>
          <table:table-cell table:formula="of:=[.D47]*[.D48]" office:value-type="float" office:value="0.27" calcext:value-type="float">
            <text:p>0.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3$ の消費電力</text:p>
          </table:table-cell>
          <table:table-cell/>
        </table:table-row>
        <table:table-row table:style-name="ro1">
          <table:table-cell office:value-type="string" calcext:value-type="string">
            <text:p>ΔTj(D3)</text:p>
          </table:table-cell>
          <table:table-cell office:value-type="string" calcext:value-type="string">
            <text:p>\Delta T_{J(D3)}</text:p>
          </table:table-cell>
          <table:table-cell/>
          <table:table-cell table:formula="of:=[.D49]*[パラメータ.D60]" office:value-type="float" office:value="13.5" calcext:value-type="float">
            <text:p>13.5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3$ の PN 接合上昇温度</text:p>
          </table:table-cell>
          <table:table-cell/>
        </table:table-row>
        <table:table-row table:style-name="ro1">
          <table:table-cell office:value-type="string" calcext:value-type="string">
            <text:p>Tj(D3)</text:p>
          </table:table-cell>
          <table:table-cell office:value-type="string" calcext:value-type="string">
            <text:p>T_{J(D3)}</text:p>
          </table:table-cell>
          <table:table-cell office:value-type="float" office:value="125" calcext:value-type="float">
            <text:p>125</text:p>
          </table:table-cell>
          <table:table-cell table:style-name="ce68" table:formula="of:=[パラメータ.D63]+[.D50]" office:value-type="float" office:value="53.5" calcext:value-type="float">
            <text:p>53.5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3$ の PN 接合温度</text:p>
          </table:table-cell>
          <table:table-cell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共通.D3:共通.D4">
            <calcext:condition calcext:apply-style-name="Safe" calcext:value="formula-is([共通.D3]&lt;=[共通.C3])" calcext:base-cell-address="共通.D3"/>
            <calcext:condition calcext:apply-style-name="Exceeded" calcext:value="formula-is([共通.D3] &gt; [共通.C3])" calcext:base-cell-address="共通.D3"/>
          </calcext:conditional-format>
          <calcext:conditional-format calcext:target-range-address="共通.D8:共通.D8">
            <calcext:condition calcext:apply-style-name="Safe" calcext:value="formula-is(ABS([共通.D8])&lt;=ABS([共通.C8]))" calcext:base-cell-address="共通.D8"/>
            <calcext:condition calcext:apply-style-name="Exceeded" calcext:value="formula-is(ABS([共通.D8]) &gt; ABS([共通.C8]))" calcext:base-cell-address="共通.D8"/>
          </calcext:conditional-format>
          <calcext:conditional-format calcext:target-range-address="共通.D11:共通.D11">
            <calcext:condition calcext:apply-style-name="Safe" calcext:value="formula-is(ABS([共通.D11])&lt;=ABS([共通.C11]))" calcext:base-cell-address="共通.D11"/>
            <calcext:condition calcext:apply-style-name="Exceeded" calcext:value="formula-is(ABS([共通.D11]) &gt; ABS([共通.C11]))" calcext:base-cell-address="共通.D11"/>
          </calcext:conditional-format>
          <calcext:conditional-format calcext:target-range-address="共通.D14:共通.D14">
            <calcext:condition calcext:apply-style-name="Safe" calcext:value="formula-is(ABS([共通.D14])&lt;=ABS([共通.C14]))" calcext:base-cell-address="共通.D14"/>
            <calcext:condition calcext:apply-style-name="Exceeded" calcext:value="formula-is(ABS([共通.D14]) &gt; ABS([共通.C14]))" calcext:base-cell-address="共通.D14"/>
          </calcext:conditional-format>
          <calcext:conditional-format calcext:target-range-address="共通.D17:共通.D17">
            <calcext:condition calcext:apply-style-name="Safe" calcext:value="formula-is(ABS([共通.D17])&lt;=ABS([共通.C17]))" calcext:base-cell-address="共通.D17"/>
            <calcext:condition calcext:apply-style-name="Exceeded" calcext:value="formula-is(ABS([共通.D17]) &gt; ABS([共通.C17]))" calcext:base-cell-address="共通.D17"/>
          </calcext:conditional-format>
          <calcext:conditional-format calcext:target-range-address="共通.D20:共通.D20">
            <calcext:condition calcext:apply-style-name="Safe" calcext:value="formula-is(ABS([共通.D20])&lt;=ABS([共通.C20]))" calcext:base-cell-address="共通.D20"/>
            <calcext:condition calcext:apply-style-name="Exceeded" calcext:value="formula-is(ABS([共通.D20]) &gt; ABS([共通.C20]))" calcext:base-cell-address="共通.D20"/>
          </calcext:conditional-format>
          <calcext:conditional-format calcext:target-range-address="共通.D21:共通.D21">
            <calcext:condition calcext:apply-style-name="Safe" calcext:value="formula-is(ABS([共通.D21])&lt;=ABS([共通.C21]))" calcext:base-cell-address="共通.D21"/>
            <calcext:condition calcext:apply-style-name="Exceeded" calcext:value="formula-is(ABS([共通.D21]) &gt; ABS([共通.C21]))" calcext:base-cell-address="共通.D21"/>
          </calcext:conditional-format>
          <calcext:conditional-format calcext:target-range-address="共通.D24:共通.D24">
            <calcext:condition calcext:apply-style-name="Safe" calcext:value="formula-is(ABS([共通.D24])&lt;=ABS([共通.C24]))" calcext:base-cell-address="共通.D24"/>
            <calcext:condition calcext:apply-style-name="Exceeded" calcext:value="formula-is(ABS([共通.D24]) &gt; ABS([共通.C24]))" calcext:base-cell-address="共通.D24"/>
          </calcext:conditional-format>
          <calcext:conditional-format calcext:target-range-address="共通.D28:共通.D28">
            <calcext:condition calcext:apply-style-name="Safe" calcext:value="formula-is(ABS([共通.D28])&lt;=ABS([共通.C28]))" calcext:base-cell-address="共通.D28"/>
            <calcext:condition calcext:apply-style-name="Exceeded" calcext:value="formula-is(ABS([共通.D28]) &gt; ABS([共通.C28]))" calcext:base-cell-address="共通.D28"/>
          </calcext:conditional-format>
          <calcext:conditional-format calcext:target-range-address="共通.D35:共通.D35">
            <calcext:condition calcext:apply-style-name="Safe" calcext:value="formula-is(ABS([共通.D35])&lt;=ABS([共通.C35]))" calcext:base-cell-address="共通.D35"/>
            <calcext:condition calcext:apply-style-name="Exceeded" calcext:value="formula-is(ABS([共通.D35]) &gt; ABS([共通.C35]))" calcext:base-cell-address="共通.D35"/>
          </calcext:conditional-format>
          <calcext:conditional-format calcext:target-range-address="共通.D36:共通.D36">
            <calcext:condition calcext:apply-style-name="Safe" calcext:value="formula-is(ABS([共通.D36])&lt;=ABS([共通.C36]))" calcext:base-cell-address="共通.D36"/>
            <calcext:condition calcext:apply-style-name="Exceeded" calcext:value="formula-is(ABS([共通.D36]) &gt; ABS([共通.C36]))" calcext:base-cell-address="共通.D36"/>
          </calcext:conditional-format>
          <calcext:conditional-format calcext:target-range-address="共通.D43:共通.D43">
            <calcext:condition calcext:apply-style-name="Safe" calcext:value="formula-is(ABS([共通.D43])&lt;=ABS([共通.C43]))" calcext:base-cell-address="共通.D43"/>
            <calcext:condition calcext:apply-style-name="Exceeded" calcext:value="formula-is(ABS([共通.D43]) &gt; ABS([共通.C43]))" calcext:base-cell-address="共通.D43"/>
          </calcext:conditional-format>
          <calcext:conditional-format calcext:target-range-address="共通.D51:共通.D51">
            <calcext:condition calcext:apply-style-name="Safe" calcext:value="formula-is(ABS([共通.D43])&lt;=ABS([共通.C43]))" calcext:base-cell-address="共通.D43"/>
            <calcext:condition calcext:apply-style-name="Exceeded" calcext:value="formula-is(ABS([共通.D43]) &gt; ABS([共通.C43]))" calcext:base-cell-address="共通.D43"/>
          </calcext:conditional-format>
        </calcext:conditional-formats>
      </table:table>
      <table:table table:name="OFF時" table:style-name="ta1">
        <office:forms form:automatic-focus="false" form:apply-design-mode="false"/>
        <table:table-column table:style-name="co9" table:default-cell-style-name="ce21"/>
        <table:table-column table:style-name="co10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1" table:default-cell-style-name="ce35"/>
        <table:table-column table:style-name="co1" table:visibility="collapse" table:default-cell-style-name="Default"/>
        <table:table-row table:style-name="ro1">
          <table:table-cell table:style-name="ce19" office:value-type="string" calcext:value-type="string">
            <text:p>名前</text:p>
          </table:table-cell>
          <table:table-cell table:style-name="ce19" office:value-type="string" calcext:value-type="string">
            <text:p>TeX</text:p>
          </table:table-cell>
          <table:table-cell table:style-name="ce19" office:value-type="string" calcext:value-type="string">
            <text:p>定格</text:p>
          </table:table-cell>
          <table:table-cell table:style-name="ce19" office:value-type="string" calcext:value-type="string">
            <text:p>値</text:p>
          </table:table-cell>
          <table:table-cell table:style-name="ce19" office:value-type="string" calcext:value-type="string">
            <text:p>単位</text:p>
          </table:table-cell>
          <table:table-cell table:style-name="ce34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23" office:value-type="string" calcext:value-type="string" table:number-columns-spanned="7" table:number-rows-spanned="1">
            <text:p>$Q_2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b2(peak)</text:p>
          </table:table-cell>
          <table:table-cell office:value-type="string" calcext:value-type="string">
            <text:p>I_{B2 \mathrm{(peak)}}</text:p>
          </table:table-cell>
          <table:table-cell/>
          <table:table-cell table:style-name="ce31" table:formula="of:=([パラメータ.D9]-0.7)/([パラメータ.D36]+[パラメータ.D38]+[パラメータ.D40])" office:value-type="float" office:value="0.00172692607159257" calcext:value-type="float">
            <text:p>1.73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ベース電流のピーク値</text:p>
          </table:table-cell>
          <table:table-cell/>
        </table:table-row>
        <table:table-row table:style-name="ro1">
          <table:table-cell office:value-type="string" calcext:value-type="string">
            <text:p>Prb(peak)</text:p>
          </table:table-cell>
          <table:table-cell office:value-type="string" calcext:value-type="string">
            <text:p>P_{R_B \mathrm{(peak)}}</text:p>
          </table:table-cell>
          <table:table-cell office:value-type="float" office:value="0.125" calcext:value-type="float">
            <text:p>0.125</text:p>
          </table:table-cell>
          <table:table-cell table:style-name="ce74" table:formula="of:=[OFF時.D3]^2*[パラメータ.D36]" office:value-type="float" office:value="0.0298227365674613" calcext:value-type="float">
            <text:p>2.98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B$ の消費電力のピーク値</text:p>
          </table:table-cell>
          <table:table-cell/>
        </table:table-row>
        <table:table-row table:style-name="ro1">
          <table:table-cell office:value-type="string" calcext:value-type="string">
            <text:p>Vce2(max)</text:p>
          </table:table-cell>
          <table:table-cell office:value-type="string" calcext:value-type="string">
            <text:p>V_{CE2 \mathrm{(max)}}</text:p>
          </table:table-cell>
          <table:table-cell office:value-type="float" office:value="45" calcext:value-type="float">
            <text:p>45</text:p>
          </table:table-cell>
          <table:table-cell table:style-name="ce75" table:formula="of:=[パラメータ.D41]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-E 間の端子間最大電圧</text:p>
          </table:table-cell>
          <table:table-cell/>
        </table:table-row>
        <table:table-row table:style-name="ro1">
          <table:table-cell table:style-name="ce70" table:number-columns-repeated="5"/>
          <table:table-cell table:style-name="ce84"/>
          <table:table-cell/>
        </table:table-row>
        <table:table-row table:style-name="ro1">
          <table:table-cell table:style-name="ce22" office:value-type="string" calcext:value-type="string" table:number-columns-spanned="7" table:number-rows-spanned="1">
            <text:p>ゲートキャパシタの充電</text:p>
          </table:table-cell>
          <table:covered-table-cell table:number-columns-repeated="4" table:style-name="ce71"/>
          <table:covered-table-cell table:style-name="ce84"/>
          <table:covered-table-cell/>
        </table:table-row>
        <table:table-row table:style-name="ro1">
          <table:table-cell office:value-type="string" calcext:value-type="string">
            <text:p>Rg1(chg,tot)</text:p>
          </table:table-cell>
          <table:table-cell office:value-type="string" calcext:value-type="string">
            <text:p>R_{G1 \mathrm{(chg,tot)}}</text:p>
          </table:table-cell>
          <table:table-cell/>
          <table:table-cell table:formula="of:=[パラメータ.D38]+[パラメータ.D40]" office:value-type="float" office:value="17.8" calcext:value-type="float">
            <text:p>1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総抵抗値</text:p>
          </table:table-cell>
          <table:table-cell/>
        </table:table-row>
        <table:table-row table:style-name="ro2">
          <table:table-cell office:value-type="string" calcext:value-type="string">
            <text:p>t(chg)</text:p>
          </table:table-cell>
          <table:table-cell office:value-type="string" calcext:value-type="string">
            <text:p>t_\mathrm{chg}</text:p>
          </table:table-cell>
          <table:table-cell/>
          <table:table-cell table:style-name="ce31" table:formula="of:=[パラメータ.D32]*[OFF時.D8]*LN([パラメータ.D27]/([パラメータ.D27]-([パラメータ.D27]-0.5)))" office:value-type="float" office:value="0.0000000746536482569655" calcext:value-type="float">
            <text:p>7.47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V_\mathrm{IN} – 0.5\,\mathrm{V}$ までの充電時間</text:p>
          </table:table-cell>
          <table:table-cell/>
        </table:table-row>
        <table:table-row table:style-name="ro1">
          <table:table-cell office:value-type="string" calcext:value-type="string">
            <text:p>Ig1(chg,avg)</text:p>
          </table:table-cell>
          <table:table-cell table:style-name="ce72" office:value-type="string" calcext:value-type="string">
            <text:p>I_{G1 \mathrm{(chg,avr)}}</text:p>
          </table:table-cell>
          <table:table-cell/>
          <table:table-cell table:style-name="ce31" table:formula="of:=[パラメータ.D12]*[パラメータ.D30]" office:value-type="float" office:value="0.0003346" calcext:value-type="float">
            <text:p>3.3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平均電流</text:p>
          </table:table-cell>
          <table:table-cell/>
        </table:table-row>
        <table:table-row table:style-name="ro1">
          <table:table-cell office:value-type="string" calcext:value-type="string">
            <text:p>Ig1(chg,pulse)</text:p>
          </table:table-cell>
          <table:table-cell office:value-type="string" calcext:value-type="string">
            <text:p>I_{G1 \mathrm{(chg,pulse)}}</text:p>
          </table:table-cell>
          <table:table-cell/>
          <table:table-cell table:style-name="ce73" table:formula="of:=[パラメータ.D30]/[OFF時.D9]" office:value-type="float" office:value="0.187532697019851" calcext:value-type="float">
            <text:p>0.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パルス平均電流</text:p>
          </table:table-cell>
          <table:table-cell/>
        </table:table-row>
        <table:table-row table:style-name="ro1">
          <table:table-cell office:value-type="string" calcext:value-type="string">
            <text:p>Ig1(chg,peak)</text:p>
          </table:table-cell>
          <table:table-cell office:value-type="string" calcext:value-type="string">
            <text:p>I_{G1_\mathrm{(chg,peak)}}</text:p>
          </table:table-cell>
          <table:table-cell/>
          <table:table-cell table:style-name="ce73" table:formula="of:=[パラメータ.D27]/[OFF時.D8]" office:value-type="float" office:value="0.561797752808989" calcext:value-type="float">
            <text:p>0.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t_toff</text:p>
          </table:table-cell>
          <table:table-cell office:value-type="string" calcext:value-type="string">
            <text:p>t_\mathrm{toff}</text:p>
          </table:table-cell>
          <table:table-cell/>
          <table:table-cell table:style-name="ce31" table:formula="of:=[パラメータ.D49]+[OFF時.D9]" office:value-type="float" office:value="0.000000115653648256966" calcext:value-type="float">
            <text:p>1.16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時間</text:p>
          </table:table-cell>
          <table:table-cell/>
        </table:table-row>
        <table:table-row table:style-name="ro1">
          <table:table-cell office:value-type="string" calcext:value-type="string">
            <text:p>t_toff(rate)</text:p>
          </table:table-cell>
          <table:table-cell office:value-type="string" calcext:value-type="string">
            <text:p>t_\mathrm{toff(rate)}</text:p>
          </table:table-cell>
          <table:table-cell table:style-name="ce32" office:value-type="percentage" office:value="0.05" calcext:value-type="percentage">
            <text:p>5.00%</text:p>
          </table:table-cell>
          <table:table-cell table:style-name="ce76" table:formula="of:=[OFF時.D13]/[パラメータ.D18]" office:value-type="percentage" office:value="0.0308409728685241" calcext:value-type="percentage">
            <text:p>3.08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時間に対するターンオフ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Q_2$ の C-E 間定格</text:p>
          </table:table-cell>
          <table:covered-table-cell table:number-columns-repeated="6"/>
        </table:table-row>
        <table:table-row table:style-name="ro3">
          <table:table-cell office:value-type="string" calcext:value-type="string">
            <text:p>Vce2(sat)</text:p>
          </table:table-cell>
          <table:table-cell office:value-type="string" calcext:value-type="string">
            <text:p>V_{CE2 \mathrm{(sat)}}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I_{CE} \approx 600\,\mathrm{mA}$ 付近の C-E 間飽和電圧</text:p>
          </table:table-cell>
          <table:table-cell/>
        </table:table-row>
        <table:table-row table:style-name="ro1">
          <table:table-cell office:value-type="string" calcext:value-type="string">
            <text:p>Ice2(peak)</text:p>
          </table:table-cell>
          <table:table-cell office:value-type="string" calcext:value-type="string">
            <text:p>I_{CE2 \mathrm{(peak)}}</text:p>
          </table:table-cell>
          <table:table-cell office:value-type="float" office:value="0.8" calcext:value-type="float">
            <text:p>0.8</text:p>
          </table:table-cell>
          <table:table-cell table:style-name="ce77" table:formula="of:=[OFF時.D12]" office:value-type="float" office:value="0.561797752808989" calcext:value-type="float">
            <text:p>0.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Pc2(peak)</text:p>
          </table:table-cell>
          <table:table-cell office:value-type="string" calcext:value-type="string">
            <text:p>P_{C2 \mathrm{(peak)}}</text:p>
          </table:table-cell>
          <table:table-cell office:value-type="float" office:value="0.625" calcext:value-type="float">
            <text:p>0.625</text:p>
          </table:table-cell>
          <table:table-cell table:style-name="ce78" table:formula="of:=[OFF時.D17]*[OFF時.D18]" office:value-type="float" office:value="0.0955056179775281" calcext:value-type="float">
            <text:p>0.0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充電時のピーク消費電力</text:p>
          </table:table-cell>
          <table:table-cell/>
        </table:table-row>
        <table:table-row table:style-name="ro1">
          <table:table-cell office:value-type="string" calcext:value-type="string">
            <text:p>Pc2(avg)</text:p>
          </table:table-cell>
          <table:table-cell office:value-type="string" calcext:value-type="string">
            <text:p>P_{C2 \mathrm{(avg)}}</text:p>
          </table:table-cell>
          <table:table-cell office:value-type="float" office:value="0.625" calcext:value-type="float">
            <text:p>0.625</text:p>
          </table:table-cell>
          <table:table-cell table:style-name="ce79" table:formula="of:=[パラメータ.D33]*[OFF時.D17]*[OFF時.D10]" office:value-type="float" office:value="0.0000051136918" calcext:value-type="float">
            <text:p>5.11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2)</text:p>
          </table:table-cell>
          <table:table-cell office:value-type="string" calcext:value-type="string">
            <text:p>\Delta T_{J (Q2)}</text:p>
          </table:table-cell>
          <table:table-cell/>
          <table:table-cell table:style-name="ce73" table:formula="of:=[OFF時.D20]*[パラメータ.D54]" office:value-type="float" office:value="0.00102273836" calcext:value-type="float">
            <text:p>0.001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4">
          <table:table-cell office:value-type="string" calcext:value-type="string">
            <text:p>Tj(Q2)</text:p>
          </table:table-cell>
          <table:table-cell office:value-type="string" calcext:value-type="string">
            <text:p>T_{J (Q2)}</text:p>
          </table:table-cell>
          <table:table-cell office:value-type="float" office:value="150" calcext:value-type="float">
            <text:p>150</text:p>
          </table:table-cell>
          <table:table-cell table:style-name="ce80" table:formula="of:=[パラメータ.D63]+[OFF時.D21]" office:value-type="float" office:value="40.00102273836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気温 $40\,\mathrm{{}^\circ C}$ での PN 接合の温度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23" office:value-type="string" calcext:value-type="string" table:number-columns-spanned="7" table:number-rows-spanned="1">
            <text:p>$Q_2$ の B-E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e2(min)</text:p>
          </table:table-cell>
          <table:table-cell office:value-type="string" calcext:value-type="string">
            <text:p>V_{E2 \mathrm{(min)}}</text:p>
          </table:table-cell>
          <table:table-cell/>
          <table:table-cell table:style-name="ce28" table:formula="of:=[パラメータ.D7]"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エミッタ電圧の最小値</text:p>
          </table:table-cell>
          <table:table-cell/>
        </table:table-row>
        <table:table-row table:style-name="ro1">
          <table:table-cell office:value-type="string" calcext:value-type="string">
            <text:p>Veb2(max)</text:p>
          </table:table-cell>
          <table:table-cell office:value-type="string" calcext:value-type="string">
            <text:p>V_{EB2 \mathrm{(max)}}</text:p>
          </table:table-cell>
          <table:table-cell office:value-type="float" office:value="5" calcext:value-type="float">
            <text:p>5</text:p>
          </table:table-cell>
          <table:table-cell table:style-name="ce81" table:formula="of:=[パラメータ.D8]-[OFF時.D25]"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-B 間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R_{GC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rgc(avg)</text:p>
          </table:table-cell>
          <table:table-cell office:value-type="string" calcext:value-type="string">
            <text:p>I_{R_{GC} \mathrm{(avr)}}</text:p>
          </table:table-cell>
          <table:table-cell/>
          <table:table-cell table:style-name="ce31" table:formula="of:=[OFF時.D10]" office:value-type="float" office:value="0.0003346" calcext:value-type="float">
            <text:p>3.3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{G_C}$ の平均電流</text:p>
          </table:table-cell>
          <table:table-cell/>
        </table:table-row>
        <table:table-row table:style-name="ro1">
          <table:table-cell office:value-type="string" calcext:value-type="string">
            <text:p>Rrgc(avg)</text:p>
          </table:table-cell>
          <table:table-cell office:value-type="string" calcext:value-type="string">
            <text:p>P_{R_{GC} \mathrm{(avr)}}</text:p>
          </table:table-cell>
          <table:table-cell table:style-name="ce73" office:value-type="float" office:value="0.25" calcext:value-type="float">
            <text:p>0.250</text:p>
          </table:table-cell>
          <table:table-cell table:style-name="ce82" table:formula="of:=[パラメータ.D33]*[OFF時.D29]^2*[パラメータ.D38]" office:value-type="float" office:value="0.00000010064948684" calcext:value-type="float">
            <text:p>1.01E-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{G_C}$ の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Q_1$ の D-S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s1(max)</text:p>
          </table:table-cell>
          <table:table-cell office:value-type="string" calcext:value-type="string">
            <text:p>V_{S1 \mathrm{(max)}}</text:p>
          </table:table-cell>
          <table:table-cell/>
          <table:table-cell table:style-name="ce28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ソース端子の最大電圧</text:p>
          </table:table-cell>
          <table:table-cell/>
        </table:table-row>
        <table:table-row table:style-name="ro1">
          <table:table-cell office:value-type="string" calcext:value-type="string">
            <text:p>Vd1(min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ドレイン端子の最小電圧</text:p>
          </table:table-cell>
          <table:table-cell/>
        </table:table-row>
        <table:table-row table:style-name="ro1">
          <table:table-cell office:value-type="string" calcext:value-type="string">
            <text:p>Vds1(max)</text:p>
          </table:table-cell>
          <table:table-cell office:value-type="string" calcext:value-type="string">
            <text:p>V_{DS1 \mathrm{(max)}}</text:p>
          </table:table-cell>
          <table:table-cell office:value-type="float" office:value="-30" calcext:value-type="float">
            <text:p>-30</text:p>
          </table:table-cell>
          <table:table-cell table:style-name="ce83" table:formula="of:=[OFF時.D34]-[OFF時.D33]" office:value-type="float" office:value="-18.5" calcext:value-type="float">
            <text:p>-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-S 間の最大端子間電圧</text:p>
          </table:table-cell>
          <table:table-cell office:value-type="string" calcext:value-type="string">
            <text:p>reverse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FF時.D4:OFF時.D5">
            <calcext:condition calcext:apply-style-name="Safe" calcext:value="formula-is([OFF時.D4]&lt;=[OFF時.C4])" calcext:base-cell-address="OFF時.D4"/>
            <calcext:condition calcext:apply-style-name="Exceeded" calcext:value="formula-is([OFF時.D4] &gt; [OFF時.C4])" calcext:base-cell-address="OFF時.D4"/>
          </calcext:conditional-format>
          <calcext:conditional-format calcext:target-range-address="OFF時.D14:OFF時.D14">
            <calcext:condition calcext:apply-style-name="Safe" calcext:value="formula-is([OFF時.D14]&lt;=[OFF時.C14])" calcext:base-cell-address="OFF時.D14"/>
            <calcext:condition calcext:apply-style-name="Exceeded" calcext:value="formula-is([OFF時.D14] &gt; [OFF時.C14])" calcext:base-cell-address="OFF時.D14"/>
          </calcext:conditional-format>
          <calcext:conditional-format calcext:target-range-address="OFF時.D18:OFF時.D18">
            <calcext:condition calcext:apply-style-name="Safe" calcext:value="formula-is([OFF時.D18]&lt;=[OFF時.C18])" calcext:base-cell-address="OFF時.D18"/>
            <calcext:condition calcext:apply-style-name="Exceeded" calcext:value="formula-is([OFF時.D18] &gt; [OFF時.C18])" calcext:base-cell-address="OFF時.D18"/>
          </calcext:conditional-format>
          <calcext:conditional-format calcext:target-range-address="OFF時.D19:OFF時.D19">
            <calcext:condition calcext:apply-style-name="Safe" calcext:value="formula-is([OFF時.D19]&lt;=[OFF時.C19])" calcext:base-cell-address="OFF時.D19"/>
            <calcext:condition calcext:apply-style-name="Exceeded" calcext:value="formula-is([OFF時.D19] &gt; [OFF時.C19])" calcext:base-cell-address="OFF時.D19"/>
          </calcext:conditional-format>
          <calcext:conditional-format calcext:target-range-address="OFF時.D20:OFF時.D20">
            <calcext:condition calcext:apply-style-name="Safe" calcext:value="formula-is([OFF時.D20]&lt;=[OFF時.C20])" calcext:base-cell-address="OFF時.D20"/>
            <calcext:condition calcext:apply-style-name="Exceeded" calcext:value="formula-is([OFF時.D20] &gt; [OFF時.C20])" calcext:base-cell-address="OFF時.D20"/>
          </calcext:conditional-format>
          <calcext:conditional-format calcext:target-range-address="OFF時.D22:OFF時.D22">
            <calcext:condition calcext:apply-style-name="Safe" calcext:value="formula-is([OFF時.D22]&lt;=[OFF時.C22])" calcext:base-cell-address="OFF時.D22"/>
            <calcext:condition calcext:apply-style-name="Exceeded" calcext:value="formula-is([OFF時.D22] &gt; [OFF時.C22])" calcext:base-cell-address="OFF時.D22"/>
          </calcext:conditional-format>
          <calcext:conditional-format calcext:target-range-address="OFF時.D26:OFF時.D26">
            <calcext:condition calcext:apply-style-name="Safe" calcext:value="formula-is([OFF時.D26]&lt;=[OFF時.C26])" calcext:base-cell-address="OFF時.D26"/>
            <calcext:condition calcext:apply-style-name="Exceeded" calcext:value="formula-is([OFF時.D26] &gt; [OFF時.C26])" calcext:base-cell-address="OFF時.D26"/>
          </calcext:conditional-format>
          <calcext:conditional-format calcext:target-range-address="OFF時.D30:OFF時.D30">
            <calcext:condition calcext:apply-style-name="Safe" calcext:value="formula-is([OFF時.D30]&lt;=[OFF時.C30])" calcext:base-cell-address="OFF時.D30"/>
            <calcext:condition calcext:apply-style-name="Exceeded" calcext:value="formula-is([OFF時.D30] &gt; [OFF時.C30])" calcext:base-cell-address="OFF時.D30"/>
          </calcext:conditional-format>
          <calcext:conditional-format calcext:target-range-address="OFF時.D35:OFF時.D35">
            <calcext:condition calcext:apply-style-name="Safe" calcext:value="formula-is(ABS([OFF時.D35])&lt;=ABS([OFF時.C35]))" calcext:base-cell-address="OFF時.D35"/>
            <calcext:condition calcext:apply-style-name="Exceeded" calcext:value="formula-is(ABS([OFF時.D35]) &gt; ABS([OFF時.C35]))" calcext:base-cell-address="OFF時.D35"/>
          </calcext:conditional-format>
        </calcext:conditional-formats>
      </table:table>
      <table:table table:name="ON時" table:style-name="ta1">
        <office:forms form:automatic-focus="false" form:apply-design-mode="false"/>
        <table:table-column table:style-name="co9" table:default-cell-style-name="ce21"/>
        <table:table-column table:style-name="co10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3" table:default-cell-style-name="ce35"/>
        <table:table-column table:style-name="co1" table:visibility="collapse" table:default-cell-style-name="Default"/>
        <table:table-row table:style-name="ro1">
          <table:table-cell table:style-name="ce19" office:value-type="string" calcext:value-type="string">
            <text:p>名前</text:p>
          </table:table-cell>
          <table:table-cell table:style-name="ce19" office:value-type="string" calcext:value-type="string">
            <text:p>TeX</text:p>
          </table:table-cell>
          <table:table-cell table:style-name="ce19" office:value-type="string" calcext:value-type="string">
            <text:p>定格</text:p>
          </table:table-cell>
          <table:table-cell table:style-name="ce19" office:value-type="string" calcext:value-type="string">
            <text:p>値</text:p>
          </table:table-cell>
          <table:table-cell table:style-name="ce19" office:value-type="string" calcext:value-type="string">
            <text:p>単位</text:p>
          </table:table-cell>
          <table:table-cell table:style-name="ce34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23" office:value-type="string" calcext:value-type="string" table:number-columns-spanned="7" table:number-rows-spanned="1">
            <text:p>ゲートキャパシタの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dis(rest)</text:p>
          </table:table-cell>
          <table:table-cell office:value-type="string" calcext:value-type="string">
            <text:p>V_\mathrm{dis(rest)}</text:p>
          </table:table-cell>
          <table:table-cell/>
          <table:table-cell table:formula="of:=[パラメータ.D57]+[パラメータ.D42]" office:value-type="float" office:value="1.55" calcext:value-type="float">
            <text:p>1.55</text:p>
          </table:table-cell>
          <table:table-cell office:value-type="string" calcext:value-type="string">
            <text:p>V</text:p>
          </table:table-cell>
          <table:table-cell table:style-name="ce99" office:value-type="string" calcext:value-type="string">
            <text:p>放電時に $D_1$ と SWC 端子にかかる電圧の和</text:p>
          </table:table-cell>
          <table:table-cell/>
        </table:table-row>
        <table:table-row table:style-name="ro1">
          <table:table-cell office:value-type="string" calcext:value-type="string">
            <text:p>Rg1(dis,tot)</text:p>
          </table:table-cell>
          <table:table-cell office:value-type="string" calcext:value-type="string">
            <text:p>R_{G1 \mathrm{(dis,tot)}}</text:p>
          </table:table-cell>
          <table:table-cell/>
          <table:table-cell table:formula="of:=[パラメータ.D40]+[パラメータ.D37]" office:value-type="float" office:value="227.8" calcext:value-type="float">
            <text:p>22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総抵抗値</text:p>
          </table:table-cell>
          <table:table-cell/>
        </table:table-row>
        <table:table-row table:style-name="ro1">
          <table:table-cell office:value-type="string" calcext:value-type="string">
            <text:p>t_dis45</text:p>
          </table:table-cell>
          <table:table-cell office:value-type="string" calcext:value-type="string">
            <text:p>t_\mathrm{dis45}</text:p>
          </table:table-cell>
          <table:table-cell/>
          <table:table-cell table:style-name="ce31" table:formula="of:=[パラメータ.D32]*[ON時.D4]*LN(([パラメータ.D9]-[ON時.D3])/([パラメータ.D9]-[ON時.D3]-4.5))" office:value-type="float" office:value="0.000000101924981892095" calcext:value-type="float">
            <text:p>1.02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-4.5\,\mathrm{V}$ 放電時の時間</text:p>
          </table:table-cell>
          <table:table-cell/>
        </table:table-row>
        <table:table-row table:style-name="ro1">
          <table:table-cell office:value-type="string" calcext:value-type="string">
            <text:p>t_dis</text:p>
          </table:table-cell>
          <table:table-cell office:value-type="string" calcext:value-type="string">
            <text:p>t_\mathrm{dis}</text:p>
          </table:table-cell>
          <table:table-cell/>
          <table:table-cell table:style-name="ce85" table:formula="of:=[パラメータ.D32]*[ON時.D4]*LN(([パラメータ.D9]-[ON時.D3])/([パラメータ.D9]-[ON時.D3]-10))" office:value-type="float" office:value="0.000000298587365875068" calcext:value-type="float">
            <text:p>2.99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-10\,\mathrm{V}$ 放電時の時間</text:p>
          </table:table-cell>
          <table:table-cell/>
        </table:table-row>
        <table:table-row table:style-name="ro1">
          <table:table-cell office:value-type="string" calcext:value-type="string">
            <text:p>Ig1(dis,avg)</text:p>
          </table:table-cell>
          <table:table-cell office:value-type="string" calcext:value-type="string">
            <text:p>I_{G1 \mathrm{(dis,avg)}}</text:p>
          </table:table-cell>
          <table:table-cell/>
          <table:table-cell table:style-name="ce31" table:formula="of:=[パラメータ.D12]*[パラメータ.D30]" office:value-type="float" office:value="0.0003346" calcext:value-type="float">
            <text:p>3.3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平均電流</text:p>
          </table:table-cell>
          <table:table-cell/>
        </table:table-row>
        <table:table-row table:style-name="ro1">
          <table:table-cell office:value-type="string" calcext:value-type="string">
            <text:p>Ig1(dis,pulse)</text:p>
          </table:table-cell>
          <table:table-cell office:value-type="string" calcext:value-type="string">
            <text:p>I_{G1 \mathrm{(dis,pulse)}}</text:p>
          </table:table-cell>
          <table:table-cell/>
          <table:table-cell table:style-name="ce73" table:formula="of:=[パラメータ.D30]/[ON時.D6]" office:value-type="float" office:value="0.0468874493700371" calcext:value-type="float">
            <text:p>0.0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パルス平均電流</text:p>
          </table:table-cell>
          <table:table-cell/>
        </table:table-row>
        <table:table-row table:style-name="ro1">
          <table:table-cell office:value-type="string" calcext:value-type="string">
            <text:p>Ig1(dis,peak)</text:p>
          </table:table-cell>
          <table:table-cell office:value-type="string" calcext:value-type="string">
            <text:p>I_{G1 \mathrm{(dis,peak)}}</text:p>
          </table:table-cell>
          <table:table-cell/>
          <table:table-cell table:style-name="ce73" table:formula="of:=([パラメータ.D8]-[ON時.D3])/[ON時.D4]" office:value-type="float" office:value="0.0744073748902546" calcext:value-type="float">
            <text:p>0.0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ピーク電流</text:p>
          </table:table-cell>
          <table:table-cell/>
        </table:table-row>
        <table:table-row table:style-name="ro1">
          <table:table-cell office:value-type="string" calcext:value-type="string">
            <text:p>t_ton</text:p>
          </table:table-cell>
          <table:table-cell office:value-type="string" calcext:value-type="string">
            <text:p>t_\mathrm{ton}</text:p>
          </table:table-cell>
          <table:table-cell/>
          <table:table-cell table:style-name="ce31" table:formula="of:=[パラメータ.D48]+[ON時.D5]" office:value-type="float" office:value="0.000000108424981892095" calcext:value-type="float">
            <text:p>1.08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時間</text:p>
          </table:table-cell>
          <table:table-cell/>
        </table:table-row>
        <table:table-row table:style-name="ro1">
          <table:table-cell office:value-type="string" calcext:value-type="string">
            <text:p>t_ton(rate)</text:p>
          </table:table-cell>
          <table:table-cell office:value-type="string" calcext:value-type="string">
            <text:p>t_\mathrm{ton(rate)}</text:p>
          </table:table-cell>
          <table:table-cell table:style-name="ce32" office:value-type="percentage" office:value="0.05" calcext:value-type="percentage">
            <text:p>5.00%</text:p>
          </table:table-cell>
          <table:table-cell table:style-name="ce86" table:formula="of:=[ON時.D10]/[パラメータ.D18]" office:value-type="percentage" office:value="0.0289133285045587" calcext:value-type="percentage">
            <text:p>2.89%</text:p>
          </table:table-cell>
          <table:table-cell office:value-type="string" calcext:value-type="string">
            <text:p>%</text:p>
          </table:table-cell>
          <table:table-cell table:style-name="ce69" office:value-type="string" calcext:value-type="string">
            <text:p>ON 時間に対するターンオン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R_{GD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gd</text:p>
          </table:table-cell>
          <table:table-cell office:value-type="string" calcext:value-type="string">
            <text:p>V_{R_{GD}}</text:p>
          </table:table-cell>
          <table:table-cell/>
          <table:table-cell table:formula="of:=[パラメータ.D9]-[パラメータ.D57]-[パラメータ.D42]-[パラメータ.D41]" office:value-type="float" office:value="6.45" calcext:value-type="float">
            <text:p>6.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{DB}$ の端子間電圧</text:p>
          </table:table-cell>
          <table:table-cell/>
        </table:table-row>
        <table:table-row table:style-name="ro1">
          <table:table-cell office:value-type="string" calcext:value-type="string">
            <text:p>I_Rgd</text:p>
          </table:table-cell>
          <table:table-cell office:value-type="string" calcext:value-type="string">
            <text:p>I_{R_{GD}}</text:p>
          </table:table-cell>
          <table:table-cell/>
          <table:table-cell table:style-name="ce73" table:formula="of:=[ON時.D14]/[パラメータ.D37]" office:value-type="float" office:value="0.0293181818181818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電流量</text:p>
          </table:table-cell>
          <table:table-cell/>
        </table:table-row>
        <table:table-row table:style-name="ro1">
          <table:table-cell office:value-type="string" calcext:value-type="string">
            <text:p>P_Rgd(max)</text:p>
          </table:table-cell>
          <table:table-cell office:value-type="string" calcext:value-type="string">
            <text:p>R_{R_{GD} \mathrm{(max)}}</text:p>
          </table:table-cell>
          <table:table-cell/>
          <table:table-cell table:style-name="ce73" table:formula="of:=[ON時.D15]^2*[パラメータ.D37]" office:value-type="float" office:value="0.189102272727273" calcext:value-type="float">
            <text:p>0.1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>
          <table:table-cell office:value-type="string" calcext:value-type="string">
            <text:p>P_Rgd(avg)</text:p>
          </table:table-cell>
          <table:table-cell office:value-type="string" calcext:value-type="string">
            <text:p>R_{R_{GD} \mathrm{(avg)}}</text:p>
          </table:table-cell>
          <table:table-cell office:value-type="float" office:value="0.25" calcext:value-type="float">
            <text:p>0.25</text:p>
          </table:table-cell>
          <table:table-cell table:style-name="ce87" table:formula="of:=[パラメータ.D33]*[ON時.D16]" office:value-type="float" office:value="0.0170002943181818" calcext:value-type="float">
            <text:p>0.0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Z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z1(max)</text:p>
          </table:table-cell>
          <table:table-cell office:value-type="string" calcext:value-type="string">
            <text:p>I_{Z1 \mathrm{(max)}}</text:p>
          </table:table-cell>
          <table:table-cell/>
          <table:table-cell table:style-name="ce73" table:formula="of:=[ON時.D15]" office:value-type="float" office:value="0.0293181818181818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導通時の $Z_1$ の最大電流</text:p>
          </table:table-cell>
          <table:table-cell/>
        </table:table-row>
        <table:table-row table:style-name="ro1">
          <table:table-cell office:value-type="string" calcext:value-type="string">
            <text:p>Pz1(max)</text:p>
          </table:table-cell>
          <table:table-cell office:value-type="string" calcext:value-type="string">
            <text:p>P_{Z1 \mathrm{(max)}}</text:p>
          </table:table-cell>
          <table:table-cell table:style-name="ce73" office:value-type="float" office:value="0.5" calcext:value-type="float">
            <text:p>0.500</text:p>
          </table:table-cell>
          <table:table-cell table:style-name="ce88" table:formula="of:=[パラメータ.D41]*[ON時.D20]" office:value-type="float" office:value="0.293181818181818" calcext:value-type="float">
            <text:p>0.2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導通時の最大消費電力</text:p>
          </table:table-cell>
          <table:table-cell/>
        </table:table-row>
        <table:table-row table:style-name="ro1">
          <table:table-cell office:value-type="string" calcext:value-type="string">
            <text:p>Pz1(avg)</text:p>
          </table:table-cell>
          <table:table-cell office:value-type="string" calcext:value-type="string">
            <text:p>P_{Z1 \mathrm{(avg)}}</text:p>
          </table:table-cell>
          <table:table-cell table:style-name="ce73" office:value-type="float" office:value="0.5" calcext:value-type="float">
            <text:p>0.500</text:p>
          </table:table-cell>
          <table:table-cell table:style-name="ce89" table:formula="of:=[パラメータ.D33]*[ON時.D21]" office:value-type="float" office:value="0.0263570454545455" calcext:value-type="float">
            <text:p>0.0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D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1(max)</text:p>
          </table:table-cell>
          <table:table-cell office:value-type="string" calcext:value-type="string">
            <text:p>I_{D1 \mathrm{(max)}}</text:p>
          </table:table-cell>
          <table:table-cell office:value-type="float" office:value="4" calcext:value-type="float">
            <text:p>4</text:p>
          </table:table-cell>
          <table:table-cell table:style-name="ce93" table:formula="of:=[ON時.D20]" office:value-type="float" office:value="0.0293181818181818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最大電流</text:p>
          </table:table-cell>
          <table:table-cell/>
        </table:table-row>
        <table:table-row table:style-name="ro1">
          <table:table-cell office:value-type="string" calcext:value-type="string">
            <text:p>Pd1(avg)</text:p>
          </table:table-cell>
          <table:table-cell office:value-type="string" calcext:value-type="string">
            <text:p>P_{D1 \mathrm{(avg)}}</text:p>
          </table:table-cell>
          <table:table-cell/>
          <table:table-cell table:style-name="ce31" table:formula="of:=[パラメータ.D33]*[パラメータ.D42]*[ON時.D25]" office:value-type="float" office:value="0.00224034886363636" calcext:value-type="float">
            <text:p>2.24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D1)</text:p>
          </table:table-cell>
          <table:table-cell office:value-type="string" calcext:value-type="string">
            <text:p>\Delta T_{J(D1)}</text:p>
          </table:table-cell>
          <table:table-cell/>
          <table:table-cell table:style-name="ce73" table:formula="of:=[パラメータ.D43]*[ON時.D26]" office:value-type="float" office:value="0.672104659090909" calcext:value-type="float">
            <text:p>0.672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D1)</text:p>
          </table:table-cell>
          <table:table-cell office:value-type="string" calcext:value-type="string">
            <text:p>T_{J(D1)}</text:p>
          </table:table-cell>
          <table:table-cell office:value-type="float" office:value="175" calcext:value-type="float">
            <text:p>175</text:p>
          </table:table-cell>
          <table:table-cell table:style-name="ce94" table:formula="of:=[パラメータ.D63]+[ON時.D27]" office:value-type="float" office:value="40.6721046590909" calcext:value-type="float">
            <text:p>41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Q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s1(max)</text:p>
          </table:table-cell>
          <table:table-cell office:value-type="string" calcext:value-type="string">
            <text:p>I_{DS1 \mathrm{(max)}}</text:p>
          </table:table-cell>
          <table:table-cell office:value-type="float" office:value="-3.2" calcext:value-type="float">
            <text:p>-3.2</text:p>
          </table:table-cell>
          <table:table-cell table:style-name="ce95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最大電流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Ids1(pulse,avg)</text:p>
          </table:table-cell>
          <table:table-cell office:value-type="string" calcext:value-type="string">
            <text:p>I_{DS1 \mathrm{(avg,pulse)}}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パルス平均電流</text:p>
          </table:table-cell>
          <table:table-cell/>
        </table:table-row>
        <table:table-row table:style-name="ro1">
          <table:table-cell office:value-type="string" calcext:value-type="string">
            <text:p>Pq1(avg)</text:p>
          </table:table-cell>
          <table:table-cell office:value-type="string" calcext:value-type="string">
            <text:p>P_{D1 \mathrm{(pulse,avg)}}</text:p>
          </table:table-cell>
          <table:table-cell table:style-name="ce73" office:value-type="float" office:value="0.9" calcext:value-type="float">
            <text:p>0.900</text:p>
          </table:table-cell>
          <table:table-cell table:style-name="ce96" table:formula="of:=[パラメータ.D33]*[ON時.D32]^2*[パラメータ.D50]" office:value-type="float" office:value="0.003596" calcext:value-type="float">
            <text:p>3.60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1)</text:p>
          </table:table-cell>
          <table:table-cell office:value-type="string" calcext:value-type="string">
            <text:p>\Delta T_{J(Q1)}</text:p>
          </table:table-cell>
          <table:table-cell/>
          <table:table-cell table:style-name="ce73" table:formula="of:=[ON時.D33]*[パラメータ.D51]" office:value-type="float" office:value="0.4495" calcext:value-type="float">
            <text:p>0.45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Q1)</text:p>
          </table:table-cell>
          <table:table-cell office:value-type="string" calcext:value-type="string">
            <text:p>T_{J(Q1)}</text:p>
          </table:table-cell>
          <table:table-cell office:value-type="float" office:value="150" calcext:value-type="float">
            <text:p>150</text:p>
          </table:table-cell>
          <table:table-cell table:style-name="ce97" table:formula="of:=[パラメータ.D63]+[ON時.D34]" office:value-type="float" office:value="40.4495" calcext:value-type="float">
            <text:p>40.45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 table:number-columns-spanned="7" table:number-rows-spanned="1">
            <text:p>$R_B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b</text:p>
          </table:table-cell>
          <table:table-cell office:value-type="string" calcext:value-type="string">
            <text:p>V_{R_B}</text:p>
          </table:table-cell>
          <table:table-cell/>
          <table:table-cell table:formula="of:=[ON時.D14]" office:value-type="float" office:value="6.45" calcext:value-type="float">
            <text:p>6.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B$ の端子間電圧</text:p>
          </table:table-cell>
          <table:table-cell/>
        </table:table-row>
        <table:table-row table:style-name="ro1">
          <table:table-cell office:value-type="string" calcext:value-type="string">
            <text:p>I_Rb</text:p>
          </table:table-cell>
          <table:table-cell office:value-type="string" calcext:value-type="string">
            <text:p>I_{R_B}</text:p>
          </table:table-cell>
          <table:table-cell/>
          <table:table-cell table:style-name="ce31" table:formula="of:=[ON時.D38]/[パラメータ.D36]" office:value-type="float" office:value="0.000645" calcext:value-type="float">
            <text:p>6.4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ベース電流</text:p>
          </table:table-cell>
          <table:table-cell/>
        </table:table-row>
        <table:table-row table:style-name="ro1">
          <table:table-cell office:value-type="string" calcext:value-type="string">
            <text:p>P_Rb</text:p>
          </table:table-cell>
          <table:table-cell office:value-type="string" calcext:value-type="string">
            <text:p>P_{R_B}</text:p>
          </table:table-cell>
          <table:table-cell office:value-type="float" office:value="0.125" calcext:value-type="float">
            <text:p>0.125</text:p>
          </table:table-cell>
          <table:table-cell table:style-name="ce98" table:formula="of:=[ON時.D39]^2*[パラメータ.D36]" office:value-type="float" office:value="0.00416025" calcext:value-type="float">
            <text:p>4.16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N時.D11:ON時.D11">
            <calcext:condition calcext:apply-style-name="Safe" calcext:value="formula-is(ABS([ON時.D11])&lt;=ABS([ON時.C11]))" calcext:base-cell-address="ON時.D11"/>
            <calcext:condition calcext:apply-style-name="Exceeded" calcext:value="formula-is(ABS([ON時.D11]) &gt; ABS([ON時.C11]))" calcext:base-cell-address="ON時.D11"/>
          </calcext:conditional-format>
          <calcext:conditional-format calcext:target-range-address="ON時.D17:ON時.D17">
            <calcext:condition calcext:apply-style-name="Safe" calcext:value="formula-is(ABS([ON時.D17])&lt;=ABS([ON時.C17]))" calcext:base-cell-address="ON時.D17"/>
            <calcext:condition calcext:apply-style-name="Exceeded" calcext:value="formula-is(ABS([ON時.D17]) &gt; ABS([ON時.C17]))" calcext:base-cell-address="ON時.D17"/>
          </calcext:conditional-format>
          <calcext:conditional-format calcext:target-range-address="ON時.D21:ON時.D21">
            <calcext:condition calcext:apply-style-name="Safe" calcext:value="formula-is(ABS([ON時.D21])&lt;=ABS([ON時.C21]))" calcext:base-cell-address="ON時.D21"/>
            <calcext:condition calcext:apply-style-name="Exceeded" calcext:value="formula-is(ABS([ON時.D21]) &gt; ABS([ON時.C21]))" calcext:base-cell-address="ON時.D21"/>
          </calcext:conditional-format>
          <calcext:conditional-format calcext:target-range-address="ON時.D22:ON時.D22">
            <calcext:condition calcext:apply-style-name="Safe" calcext:value="formula-is(ABS([ON時.D22])&lt;=ABS([ON時.C22]))" calcext:base-cell-address="ON時.D22"/>
            <calcext:condition calcext:apply-style-name="Exceeded" calcext:value="formula-is(ABS([ON時.D22]) &gt; ABS([ON時.C22]))" calcext:base-cell-address="ON時.D22"/>
          </calcext:conditional-format>
          <calcext:conditional-format calcext:target-range-address="ON時.D25:ON時.D25">
            <calcext:condition calcext:apply-style-name="Safe" calcext:value="formula-is(ABS([ON時.D25])&lt;=ABS([ON時.C25]))" calcext:base-cell-address="ON時.D25"/>
            <calcext:condition calcext:apply-style-name="Exceeded" calcext:value="formula-is(ABS([ON時.D25]) &gt; ABS([ON時.C25]))" calcext:base-cell-address="ON時.D25"/>
          </calcext:conditional-format>
          <calcext:conditional-format calcext:target-range-address="ON時.D28:ON時.D28">
            <calcext:condition calcext:apply-style-name="Safe" calcext:value="formula-is(ABS([ON時.D28])&lt;=ABS([ON時.C28]))" calcext:base-cell-address="ON時.D28"/>
            <calcext:condition calcext:apply-style-name="Exceeded" calcext:value="formula-is(ABS([ON時.D28]) &gt; ABS([ON時.C28]))" calcext:base-cell-address="ON時.D28"/>
          </calcext:conditional-format>
          <calcext:conditional-format calcext:target-range-address="ON時.D31:ON時.D31">
            <calcext:condition calcext:apply-style-name="Safe" calcext:value="formula-is(ABS([ON時.D31])&lt;=ABS([ON時.C31]))" calcext:base-cell-address="ON時.D31"/>
            <calcext:condition calcext:apply-style-name="Exceeded" calcext:value="formula-is(ABS([ON時.D31]) &gt; ABS([ON時.C31]))" calcext:base-cell-address="ON時.D31"/>
          </calcext:conditional-format>
          <calcext:conditional-format calcext:target-range-address="ON時.D33:ON時.D33">
            <calcext:condition calcext:apply-style-name="Safe" calcext:value="formula-is(ABS([ON時.D33])&lt;=ABS([ON時.C33]))" calcext:base-cell-address="ON時.D33"/>
            <calcext:condition calcext:apply-style-name="Exceeded" calcext:value="formula-is(ABS([ON時.D33]) &gt; ABS([ON時.C33]))" calcext:base-cell-address="ON時.D33"/>
          </calcext:conditional-format>
          <calcext:conditional-format calcext:target-range-address="ON時.D35:ON時.D35">
            <calcext:condition calcext:apply-style-name="Safe" calcext:value="formula-is(ABS([ON時.D35])&lt;=ABS([ON時.C35]))" calcext:base-cell-address="ON時.D35"/>
            <calcext:condition calcext:apply-style-name="Exceeded" calcext:value="formula-is(ABS([ON時.D35]) &gt; ABS([ON時.C35]))" calcext:base-cell-address="ON時.D35"/>
          </calcext:conditional-format>
          <calcext:conditional-format calcext:target-range-address="ON時.D40:ON時.D40">
            <calcext:condition calcext:apply-style-name="Safe" calcext:value="formula-is(ABS([ON時.D40])&lt;=ABS([ON時.C40]))" calcext:base-cell-address="ON時.D40"/>
            <calcext:condition calcext:apply-style-name="Exceeded" calcext:value="formula-is(ABS([ON時.D40]) &gt; ABS([ON時.C40]))" calcext:base-cell-address="ON時.D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00/00/00</text:date>, <text:time style:data-style-name="N2" text:time-value="07:19:24.64409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10H19M38S</meta:editing-duration>
    <meta:editing-cycles>164</meta:editing-cycles>
    <meta:generator>LibreOffice/5.1.6.2$Linux_X86_64 LibreOffice_project/10m0$Build-2</meta:generator>
    <dc:date>2019-08-18T07:24:04.220394450</dc:date>
    <meta:document-statistic meta:table-count="4" meta:cell-count="716" meta:object-count="0"/>
    <meta:template xlink:type="simple" xlink:actuate="onRequest" xlink:title="default" xlink:href="../.config/libreoffice/4/user/template/default.ods" meta:date="2013-10-09T17:11:37"/>
  </office:meta>
</office:document-meta>
</file>